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A300000051EDC465A7B129D5A7.png" manifest:media-type="image/png"/>
  <manifest:file-entry manifest:full-path="Pictures/10000000000002A3000000514956A0667CF7EF90.png" manifest:media-type="image/png"/>
  <manifest:file-entry manifest:full-path="Pictures/10000000000002A30000005100FE5355462B81A0.png" manifest:media-type="image/png"/>
  <manifest:file-entry manifest:full-path="Pictures/10000000000002A300000051DC88333802609579.png" manifest:media-type="image/png"/>
  <manifest:file-entry manifest:full-path="Pictures/10000000000002A30000005109AB8CA510D884D3.png" manifest:media-type="image/png"/>
  <manifest:file-entry manifest:full-path="Pictures/10000000000002A3000000512D658100064CDBA0.png" manifest:media-type="image/png"/>
  <manifest:file-entry manifest:full-path="Pictures/10000000000002A300000051E73F1C0FAEF18498.png" manifest:media-type="image/png"/>
  <manifest:file-entry manifest:full-path="Pictures/10000000000002A300000051D5BBBC47B1D75DB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8.63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53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82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07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32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4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41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3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9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50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3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34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3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76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26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41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03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9.37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9.34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06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3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50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57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9.31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9.28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9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70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9.39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99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392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9.32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337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9.25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9.251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993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45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9.30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798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784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812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42" style:family="graphic" style:parent-style-name="standard">
      <style:graphic-properties draw:stroke="solid" svg:stroke-width="0.003cm" svg:stroke-color="#000000" draw:stroke-linejoin="miter" svg:stroke-linecap="butt" draw:fill="solid" draw:fill-color="#000000" fo:padding-top="0.001cm" fo:padding-bottom="0.001cm" fo:padding-left="0.001cm" fo:padding-right="0.001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85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899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48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09cm" fo:padding-top="0cm" fo:padding-bottom="0cm" fo:padding-left="0cm" fo:padding-right="0cm"/>
    </style:style>
    <style:style style:name="gr48" style:family="graphic" style:parent-style-name="standard">
      <style:graphic-properties draw:textarea-vertical-align="bottom"/>
    </style:style>
    <style:style style:name="gr49" style:family="graphic" style:parent-style-name="standard">
      <style:graphic-properties draw:textarea-vertical-align="middle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09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89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16cm" fo:padding-top="0cm" fo:padding-bottom="0cm" fo:padding-left="0cm" fo:padding-right="0cm"/>
    </style:style>
    <style:style style:name="gr53" style:family="graphic" style:parent-style-name="standard">
      <style:graphic-properties draw:textarea-vertical-align="top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51cm" fo:padding-top="0cm" fo:padding-bottom="0cm" fo:padding-left="0cm" fo:padding-right="0cm"/>
    </style:style>
    <style:style style:name="gr55" style:family="graphic" style:parent-style-name="standard">
      <style:graphic-properties draw:stroke="none" svg:stroke-color="#000000" draw:fill="none" draw:fill-color="#ffffff" fo:min-height="0.483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6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3pt" style:font-size-asian="13pt" style:font-size-complex="13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</style:style>
    <style:style style:name="P9" style:family="paragraph">
      <style:paragraph-properties fo:text-align="start"/>
      <style:text-properties style:text-line-through-style="none" style:text-line-through-type="none" fo:font-family="'Times New Roman'" style:font-style-name="Regular" style:font-family-generic="roman" fo:font-style="normal" style:text-underline-style="none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style:text-line-through-style="none" style:text-line-through-type="none" fo:font-family="'Times New Roman'" style:font-style-name="Regular" style:font-family-generic="roman" fo:font-size="8pt" fo:font-style="normal" style:text-underline-style="none"/>
    </style:style>
    <style:style style:name="P12" style:family="paragraph">
      <loext:graphic-properties draw:fill="none" draw:fill-color="#ffffff"/>
    </style:style>
    <style:style style:name="T1" style:family="text">
      <style:text-properties fo:color="#000000" style:font-name="Times New Roman" fo:font-size="13pt" fo:font-weight="bold" style:font-size-asian="13pt" style:font-name-complex="Times New Roman" style:font-size-complex="13pt" style:font-weight-complex="bold"/>
    </style:style>
    <style:style style:name="T2" style:family="text">
      <style:text-properties fo:color="#000000" style:font-name="Times New Roman" fo:font-size="12pt" style:font-size-asian="12pt" style:font-name-complex="Times New Roman" style:font-size-complex="12pt"/>
    </style:style>
    <style:style style:name="T3" style:family="text">
      <style:text-properties fo:color="#000000" style:font-name="Times New Roman" fo:font-size="12pt" fo:font-weight="bold" style:font-size-asian="12pt" style:font-name-complex="Times New Roman" style:font-size-complex="12pt" style:font-weight-complex="bold"/>
    </style:style>
    <style:style style:name="T4" style:family="text">
      <style:text-properties fo:color="#000000" style:font-name="Times New Roman" fo:font-size="10pt" style:font-size-asian="10pt" style:font-name-complex="Times New Roman" style:font-size-complex="10pt"/>
    </style:style>
    <style:style style:name="T5" style:family="text">
      <style:text-properties fo:color="#212121" style:font-name="Times New Roman" fo:font-size="10pt" style:font-size-asian="10pt" style:font-name-complex="Times New Roman" style:font-size-complex="10pt"/>
    </style:style>
    <style:style style:name="T6" style:family="text">
      <style:text-properties fo:color="#000000" style:font-name="Times New Roman" fo:font-size="14pt" fo:font-weight="bold" style:font-size-asian="14pt" style:font-name-complex="Times New Roman" style:font-size-complex="14pt" style:font-weight-complex="bold"/>
    </style:style>
    <style:style style:name="T7" style:family="text">
      <style:text-properties style:font-name="Times New Roman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STUDENT_NAME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SESSION" form:control-implementation="ooo:com.sun.star.form.component.RadioButton" xml:id="control2" form:id="control2" form:label="Option Button" form:input-required="false" formx:group-name="SESSION_WINTER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SESSION" form:control-implementation="ooo:com.sun.star.form.component.RadioButton" xml:id="control3" form:id="control3" form:label="Option Button" form:input-required="false" formx:group-name="SESSION_SPRING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SESSION" form:control-implementation="ooo:com.sun.star.form.component.RadioButton" xml:id="control4" form:id="control4" form:label="Option Button" form:input-required="false" formx:group-name="SESSION_SUMMER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SESSION" form:control-implementation="ooo:com.sun.star.form.component.RadioButton" xml:id="control5" form:id="control5" form:label="Option Button" form:input-required="false" formx:group-name="SESSION_FALL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STUDENT_TYPE" form:control-implementation="ooo:com.sun.star.form.component.RadioButton" xml:id="control6" form:id="control6" form:label="Option Button" form:input-required="false" formx:group-name="STUDENT_TYPE_NEW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STUDENT_TYPE" form:control-implementation="ooo:com.sun.star.form.component.RadioButton" xml:id="control7" form:id="control7" form:label="Option Button" form:input-required="false" formx:group-name="STUDENT_TYPE_RETURNING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PARENT_NAME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DOB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DDRESS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ITY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TATE" form:control-implementation="ooo:com.sun.star.form.component.TextField" xml:id="control12" form:id="control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ZIP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AIL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HONE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ERGENCY_CONTACT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ERGENCY_PHONE" form:control-implementation="ooo:com.sun.star.form.component.TextField" xml:id="control17" form:id="control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LLERGIES" form:control-implementation="ooo:com.sun.star.form.component.TextField" xml:id="control18" form:id="control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UITION_AMOUNT" form:control-implementation="ooo:com.sun.star.form.component.TextField" xml:id="control19" form:id="control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AMOUNT_PAID" form:control-implementation="ooo:com.sun.star.form.component.TextField" xml:id="control20" form:id="control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radio form:name="PAYMENT" form:control-implementation="ooo:com.sun.star.form.component.RadioButton" xml:id="control21" form:id="control21" form:label="Option Button" form:input-required="false" formx:group-name="PAYMENT_CASH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PAYMENT" form:control-implementation="ooo:com.sun.star.form.component.RadioButton" xml:id="control22" form:id="control22" form:label="Option Button" form:input-required="false" formx:group-name="PAYMENT_CHECK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area form:name="CHECK_NUMBER" form:control-implementation="ooo:com.sun.star.form.component.TextField" xml:id="control23" form:id="control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CHECK_BALANCE" form:control-implementation="ooo:com.sun.star.form.component.TextField" xml:id="control24" form:id="control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GREEMENT_NAME" form:control-implementation="ooo:com.sun.star.form.component.TextField" xml:id="control25" form:id="control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8.638cm" svg:height="0.505cm" svg:x="6.389cm" svg:y="2.34cm">
          <draw:text-box>
            <text:p text:style-name="P1"><text:span text:style-name="T1">R</text:span><text:span text:style-name="T1">e</text:span><text:span text:style-name="T1">c</text:span><text:span text:style-name="T1">r</text:span><text:span text:style-name="T1">e</text:span><text:span text:style-name="T1">a</text:span><text:span text:style-name="T1">t</text:span><text:span text:style-name="T1">i</text:span><text:span text:style-name="T1">o</text:span><text:span text:style-name="T1">n</text:span><text:span text:style-name="T1">a</text:span><text:span text:style-name="T1">l </text:span><text:span text:style-name="T1">T</text:span><text:span text:style-name="T1">a</text:span><text:span text:style-name="T1">i</text:span><text:span text:style-name="T1">k</text:span><text:span text:style-name="T1">o </text:span><text:span text:style-name="T1">C</text:span><text:span text:style-name="T1">l</text:span><text:span text:style-name="T1">a</text:span><text:span text:style-name="T1">s</text:span><text:span text:style-name="T1">s </text:span><text:span text:style-name="T1">R</text:span><text:span text:style-name="T1">e</text:span><text:span text:style-name="T1">g</text:span><text:span text:style-name="T1">i</text:span><text:span text:style-name="T1">s</text:span><text:span text:style-name="T1">t</text:span><text:span text:style-name="T1">r</text:span><text:span text:style-name="T1">a</text:span><text:span text:style-name="T1">t</text:span><text:span text:style-name="T1">i</text:span><text:span text:style-name="T1">o</text:span><text:span text:style-name="T1">n </text:span><text:span text:style-name="T1">F</text:span><text:span text:style-name="T1">o</text:span><text:span text:style-name="T1">r</text:span><text:span text:style-name="T1">m</text:span></text:p>
          </draw:text-box>
        </draw:frame>
        <draw:frame draw:style-name="gr2" draw:text-style-name="P3" draw:layer="layout" svg:width="5.531cm" svg:height="0.471cm" svg:x="1.274cm" svg:y="3.027cm">
          <draw:text-box>
            <text:p text:style-name="P1"><text:span text:style-name="T2">C</text:span><text:span text:style-name="T2">o</text:span><text:span text:style-name="T2">m</text:span><text:span text:style-name="T2">p</text:span><text:span text:style-name="T2">l</text:span><text:span text:style-name="T2">e</text:span><text:span text:style-name="T2">t</text:span><text:span text:style-name="T2">e </text:span><text:span text:style-name="T2">a</text:span><text:span text:style-name="T2">n</text:span><text:span text:style-name="T2">d </text:span><text:span text:style-name="T2">m</text:span><text:span text:style-name="T2">a</text:span><text:span text:style-name="T2">il </text:span><text:span text:style-name="T2">t</text:span><text:span text:style-name="T2">h</text:span><text:span text:style-name="T2">i</text:span><text:span text:style-name="T2">s </text:span><text:span text:style-name="T2">f</text:span><text:span text:style-name="T2">o</text:span><text:span text:style-name="T2">r</text:span><text:span text:style-name="T2">m</text:span><text:span text:style-name="T2"> </text:span><text:span text:style-name="T2">t</text:span><text:span text:style-name="T2">o</text:span><text:span text:style-name="T2">: </text:span></text:p>
          </draw:text-box>
        </draw:frame>
        <draw:frame draw:style-name="gr3" draw:text-style-name="P3" draw:layer="layout" svg:width="11.826cm" svg:height="0.471cm" svg:x="1.274cm" svg:y="3.514cm">
          <draw:text-box>
            <text:p text:style-name="P1"><text:span text:style-name="T3">O</text:span><text:span text:style-name="T3">d</text:span><text:span text:style-name="T3">a</text:span><text:span text:style-name="T3">i</text:span><text:span text:style-name="T3">k</text:span><text:span text:style-name="T3">o </text:span><text:span text:style-name="T3">N</text:span><text:span text:style-name="T3">e</text:span><text:span text:style-name="T3">w</text:span><text:span text:style-name="T3"> </text:span><text:span text:style-name="T3">E</text:span><text:span text:style-name="T3">n</text:span><text:span text:style-name="T3">g</text:span><text:span text:style-name="T3">l</text:span><text:span text:style-name="T3">a</text:span><text:span text:style-name="T3">n</text:span><text:span text:style-name="T3">d</text:span><text:span text:style-name="T3">, </text:span><text:span text:style-name="T3">2</text:span><text:span text:style-name="T3">9 </text:span><text:span text:style-name="T3">M</text:span><text:span text:style-name="T3">o</text:span><text:span text:style-name="T3">n</text:span><text:span text:style-name="T3">t</text:span><text:span text:style-name="T3">v</text:span><text:span text:style-name="T3">a</text:span><text:span text:style-name="T3">l</text:span><text:span text:style-name="T3">e </text:span><text:span text:style-name="T3">A</text:span><text:span text:style-name="T3">v</text:span><text:span text:style-name="T3">e</text:span><text:span text:style-name="T3">. </text:span><text:span text:style-name="T3">#</text:span><text:span text:style-name="T3">2</text:span><text:span text:style-name="T3">3</text:span><text:span text:style-name="T3">, </text:span><text:span text:style-name="T3">W</text:span><text:span text:style-name="T3">o</text:span><text:span text:style-name="T3">b</text:span><text:span text:style-name="T3">u</text:span><text:span text:style-name="T3">r</text:span><text:span text:style-name="T3">n</text:span><text:span text:style-name="T3">, </text:span><text:span text:style-name="T3">M</text:span><text:span text:style-name="T3">A</text:span><text:span text:style-name="T3"> </text:span><text:span text:style-name="T3">0</text:span><text:span text:style-name="T3">1</text:span><text:span text:style-name="T3">8</text:span><text:span text:style-name="T3">0</text:span><text:span text:style-name="T3">1</text:span></text:p>
          </draw:text-box>
        </draw:frame>
        <draw:frame draw:style-name="gr4" draw:text-style-name="P3" draw:layer="layout" svg:width="8.071cm" svg:height="0.471cm" svg:x="1.274cm" svg:y="4.001cm">
          <draw:text-box>
            <text:p text:style-name="P1"><text:span text:style-name="T2">(</text:span><text:span text:style-name="T2">M</text:span><text:span text:style-name="T2">a</text:span><text:span text:style-name="T2">k</text:span><text:span text:style-name="T2">e </text:span><text:span text:style-name="T2">c</text:span><text:span text:style-name="T2">h</text:span><text:span text:style-name="T2">e</text:span><text:span text:style-name="T2">c</text:span><text:span text:style-name="T2">k </text:span><text:span text:style-name="T2">p</text:span><text:span text:style-name="T2">a</text:span><text:span text:style-name="T2">y</text:span><text:span text:style-name="T2">a</text:span><text:span text:style-name="T2">b</text:span><text:span text:style-name="T2">l</text:span><text:span text:style-name="T2">e </text:span><text:span text:style-name="T2">t</text:span><text:span text:style-name="T2">o</text:span><text:span text:style-name="T2">: </text:span><text:span text:style-name="T2">O</text:span><text:span text:style-name="T2">d</text:span><text:span text:style-name="T2">a</text:span><text:span text:style-name="T2">i</text:span><text:span text:style-name="T2">k</text:span><text:span text:style-name="T2">o </text:span><text:span text:style-name="T2">N</text:span><text:span text:style-name="T2">e</text:span><text:span text:style-name="T2">w</text:span><text:span text:style-name="T2"> </text:span><text:span text:style-name="T2">E</text:span><text:span text:style-name="T2">n</text:span><text:span text:style-name="T2">g</text:span><text:span text:style-name="T2">l</text:span><text:span text:style-name="T2">a</text:span><text:span text:style-name="T2">n</text:span><text:span text:style-name="T2">d</text:span><text:span text:style-name="T2">)</text:span></text:p>
          </draw:text-box>
        </draw:frame>
        <draw:frame draw:style-name="gr5" draw:text-style-name="P3" draw:layer="layout" svg:width="12.325cm" svg:height="0.471cm" svg:x="1.274cm" svg:y="4.488cm">
          <draw:text-box>
            <text:p text:style-name="P1"><text:span text:style-name="T2">T</text:span><text:span text:style-name="T2">h</text:span><text:span text:style-name="T2">i</text:span><text:span text:style-name="T2">s </text:span><text:span text:style-name="T2">f</text:span><text:span text:style-name="T2">o</text:span><text:span text:style-name="T2">r</text:span><text:span text:style-name="T2">m</text:span><text:span text:style-name="T2"> </text:span><text:span text:style-name="T2">m</text:span><text:span text:style-name="T2">u</text:span><text:span text:style-name="T2">s</text:span><text:span text:style-name="T2">t </text:span><text:span text:style-name="T2">b</text:span><text:span text:style-name="T2">e </text:span><text:span text:style-name="T2">s</text:span><text:span text:style-name="T2">i</text:span><text:span text:style-name="T2">g</text:span><text:span text:style-name="T2">n</text:span><text:span text:style-name="T2">e</text:span><text:span text:style-name="T2">d </text:span><text:span text:style-name="T2">b</text:span><text:span text:style-name="T2">y </text:span><text:span text:style-name="T2">t</text:span><text:span text:style-name="T2">h</text:span><text:span text:style-name="T2">e 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 </text:span><text:span text:style-name="T2">o</text:span><text:span text:style-name="T2">r </text:span><text:span text:style-name="T2">t</text:span><text:span text:style-name="T2">h</text:span><text:span text:style-name="T2">e </text:span><text:span text:style-name="T2">p</text:span><text:span text:style-name="T2">a</text:span><text:span text:style-name="T2">r</text:span><text:span text:style-name="T2">e</text:span><text:span text:style-name="T2">n</text:span><text:span text:style-name="T2">t/</text:span><text:span text:style-name="T2">g</text:span><text:span text:style-name="T2">u</text:span><text:span text:style-name="T2">a</text:span><text:span text:style-name="T2">r</text:span><text:span text:style-name="T2">d</text:span><text:span text:style-name="T2">i</text:span><text:span text:style-name="T2">a</text:span><text:span text:style-name="T2">n </text:span><text:span text:style-name="T2">o</text:span><text:span text:style-name="T2">f </text:span><text:span text:style-name="T2">m</text:span><text:span text:style-name="T2">i</text:span><text:span text:style-name="T2">n</text:span><text:span text:style-name="T2">o</text:span><text:span text:style-name="T2">r.</text:span></text:p>
          </draw:text-box>
        </draw:frame>
        <draw:frame draw:style-name="gr6" draw:text-style-name="P3" draw:layer="layout" svg:width="17.545cm" svg:height="0.471cm" svg:x="1.274cm" svg:y="5.461cm">
          <draw:text-box>
            <text:p text:style-name="P1"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’</text:span><text:span text:style-name="T2">s </text:span><text:span text:style-name="T2">N</text:span><text:span text:style-name="T2">a</text:span><text:span text:style-name="T2">m</text:span><text:span text:style-name="T2">e</text:span><text:span text:style-name="T2">: 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 </text:span><text:span text:style-name="T2"><text:s text:c="3"/></text:span><text:span text:style-name="T2"><text:s text:c="3"/></text:span><text:span text:style-name="T2"><text:s/></text:span><text:span text:style-name="T2">N</text:span><text:span text:style-name="T2">e</text:span><text:span text:style-name="T2">w</text:span><text:span text:style-name="T2"> 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 <text:s/></text:span><text:span text:style-name="T2"><text:s text:c="3"/></text:span><text:span text:style-name="T2"><text:s text:c="3"/></text:span><text:span text:style-name="T2"><text:s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i</text:span><text:span text:style-name="T2">n</text:span><text:span text:style-name="T2">g 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 </text:span></text:p>
          </draw:text-box>
        </draw:frame>
        <draw:frame draw:style-name="gr7" draw:text-style-name="P4" draw:layer="layout" svg:width="4.417cm" svg:height="0.39cm" svg:x="1.274cm" svg:y="6.191cm">
          <draw:text-box>
            <text:p text:style-name="P1"><text:span text:style-name="T4">C</text:span><text:span text:style-name="T4">h</text:span><text:span text:style-name="T4">e</text:span><text:span text:style-name="T4">c</text:span><text:span text:style-name="T4">k </text:span><text:span text:style-name="T4">t</text:span><text:span text:style-name="T4">h</text:span><text:span text:style-name="T4">e </text:span><text:span text:style-name="T4">a</text:span><text:span text:style-name="T4">p</text:span><text:span text:style-name="T4">p</text:span><text:span text:style-name="T4">r</text:span><text:span text:style-name="T4">o</text:span><text:span text:style-name="T4">p</text:span><text:span text:style-name="T4">ri</text:span><text:span text:style-name="T4">at</text:span><text:span text:style-name="T4">e </text:span><text:span text:style-name="T4">s</text:span><text:span text:style-name="T4">e</text:span><text:span text:style-name="T4">s</text:span><text:span text:style-name="T4">si</text:span><text:span text:style-name="T4">o</text:span><text:span text:style-name="T4">n</text:span><text:span text:style-name="T4">: </text:span></text:p>
          </draw:text-box>
        </draw:frame>
        <draw:frame draw:style-name="gr8" draw:text-style-name="P3" draw:layer="layout" svg:width="3.139cm" svg:height="0.471cm" svg:x="1.933cm" svg:y="7.014cm">
          <draw:text-box>
            <text:p text:style-name="P1"><text:span text:style-name="T2">S</text:span><text:span text:style-name="T2">e</text:span><text:span text:style-name="T2">s</text:span><text:span text:style-name="T2">s</text:span><text:span text:style-name="T2">i</text:span><text:span text:style-name="T2">o</text:span><text:span text:style-name="T2">n </text:span><text:span text:style-name="T2">1 </text:span><text:span text:style-name="T2">- </text:span><text:span text:style-name="T2">W</text:span><text:span text:style-name="T2">i</text:span><text:span text:style-name="T2">n</text:span><text:span text:style-name="T2">t</text:span><text:span text:style-name="T2">e</text:span><text:span text:style-name="T2">r</text:span></text:p>
          </draw:text-box>
        </draw:frame>
        <draw:frame draw:style-name="gr9" draw:text-style-name="P3" draw:layer="layout" svg:width="3.097cm" svg:height="0.471cm" svg:x="1.933cm" svg:y="7.5cm">
          <draw:text-box>
            <text:p text:style-name="P1"><text:span text:style-name="T2">S</text:span><text:span text:style-name="T2">e</text:span><text:span text:style-name="T2">s</text:span><text:span text:style-name="T2">s</text:span><text:span text:style-name="T2">i</text:span><text:span text:style-name="T2">o</text:span><text:span text:style-name="T2">n </text:span><text:span text:style-name="T2">2 </text:span><text:span text:style-name="T2">- </text:span><text:span text:style-name="T2">S</text:span><text:span text:style-name="T2">p</text:span><text:span text:style-name="T2">ri</text:span><text:span text:style-name="T2">n</text:span><text:span text:style-name="T2">g</text:span></text:p>
          </draw:text-box>
        </draw:frame>
        <draw:frame draw:style-name="gr10" draw:text-style-name="P3" draw:layer="layout" svg:width="3.507cm" svg:height="0.471cm" svg:x="1.933cm" svg:y="7.987cm">
          <draw:text-box>
            <text:p text:style-name="P1"><text:span text:style-name="T2">Session 3 - Summer </text:span></text:p>
          </draw:text-box>
        </draw:frame>
        <draw:frame draw:style-name="gr11" draw:text-style-name="P3" draw:layer="layout" svg:width="2.733cm" svg:height="0.471cm" svg:x="1.951cm" svg:y="8.474cm">
          <draw:text-box>
            <text:p text:style-name="P1"><text:span text:style-name="T2">Session 4 - Fall </text:span></text:p>
          </draw:text-box>
        </draw:frame>
        <draw:frame draw:style-name="gr12" draw:text-style-name="P5" draw:layer="layout" svg:width="5.341cm" svg:height="0.471cm" svg:x="1.274cm" svg:y="9.448cm">
          <draw:text-box>
            <text:p text:style-name="P1"><text:span text:style-name="T2">Par</text:span><text:span text:style-name="T2">ent</text:span><text:span text:style-name="T2">’s </text:span><text:span text:style-name="T2">Na</text:span><text:span text:style-name="T2">me</text:span><text:span text:style-name="T2">(s) </text:span><text:span text:style-name="T2">(if </text:span><text:span text:style-name="T2">un</text:span><text:span text:style-name="T2">der </text:span><text:span text:style-name="T2">18)</text:span><text:span text:style-name="T2">:</text:span></text:p>
          </draw:text-box>
        </draw:frame>
        <draw:frame draw:style-name="gr13" draw:text-style-name="P5" draw:layer="layout" svg:width="1.531cm" svg:height="0.471cm" svg:x="1.274cm" svg:y="10.178cm">
          <draw:text-box>
            <text:p text:style-name="P1"><text:span text:style-name="T2">Address:</text:span></text:p>
          </draw:text-box>
        </draw:frame>
        <draw:frame draw:style-name="gr14" draw:text-style-name="P3" draw:layer="layout" svg:width="17.765cm" svg:height="0.471cm" svg:x="1.274cm" svg:y="11.638cm">
          <draw:text-box>
            <text:p text:style-name="P1"><text:span text:style-name="T2">Em</text:span><text:span text:style-name="T2">erge</text:span><text:span text:style-name="T2">ncy </text:span><text:span text:style-name="T2">Con</text:span><text:span text:style-name="T2">tact: </text:span><text:span text:style-name="T2">___</text:span><text:span text:style-name="T2">___</text:span><text:span text:style-name="T2">___</text:span><text:span text:style-name="T2">___</text:span><text:span text:style-name="T2">___</text:span><text:span text:style-name="T2">___</text:span><text:span text:style-name="T2">___</text:span><text:span text:style-name="T2">___</text:span><text:span text:style-name="T2">___</text:span><text:span text:style-name="T2">___</text:span><text:span text:style-name="T2">___</text:span><text:span text:style-name="T2">___</text:span><text:span text:style-name="T2">___</text:span><text:span text:style-name="T2">___</text:span><text:span text:style-name="T2">_ <text:s text:c="2"/></text:span><text:span text:style-name="T2">Pho</text:span><text:span text:style-name="T2">ne: </text:span><text:span text:style-name="T2">___</text:span><text:span text:style-name="T2">___</text:span><text:span text:style-name="T2">___</text:span><text:span text:style-name="T2">___</text:span><text:span text:style-name="T2">___</text:span><text:span text:style-name="T2">_ </text:span></text:p>
          </draw:text-box>
        </draw:frame>
        <draw:frame draw:style-name="gr15" draw:text-style-name="P5" draw:layer="layout" svg:width="8.262cm" svg:height="0.471cm" svg:x="1.274cm" svg:y="12.369cm">
          <draw:text-box>
            <text:p text:style-name="P1"><text:span text:style-name="T2">Allergies or other pertinent medical information:</text:span></text:p>
          </draw:text-box>
        </draw:frame>
        <draw:frame draw:style-name="gr16" draw:text-style-name="P3" draw:layer="layout" svg:width="17.418cm" svg:height="0.471cm" svg:x="1.274cm" svg:y="13.099cm">
          <draw:text-box>
            <text:p text:style-name="P1"><text:span text:style-name="T2">T</text:span><text:span text:style-name="T2">u</text:span><text:span text:style-name="T2">i</text:span><text:span text:style-name="T2">t</text:span><text:span text:style-name="T2">i</text:span><text:span text:style-name="T2">o</text:span><text:span text:style-name="T2">n</text:span><text:span text:style-name="T2"> </text:span><text:span text:style-name="T2">A</text:span><text:span text:style-name="T2">m</text:span><text:span text:style-name="T2">o</text:span><text:span text:style-name="T2">u</text:span><text:span text:style-name="T2">n</text:span><text:span text:style-name="T2">t</text:span><text:span text:style-name="T2">: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 <text:s/></text:span><text:span text:style-name="T2">A</text:span><text:span text:style-name="T2">m</text:span><text:span text:style-name="T2">o</text:span><text:span text:style-name="T2">u</text:span><text:span text:style-name="T2">n</text:span><text:span text:style-name="T2">t </text:span><text:span text:style-name="T2">P</text:span><text:span text:style-name="T2">a</text:span><text:span text:style-name="T2">i</text:span><text:span text:style-name="T2">d</text:span><text:span text:style-name="T2">: 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 <text:s/></text:span><text:span text:style-name="T2"><text:s text:c="2"/></text:span><text:span text:style-name="T2"><text:s text:c="2"/></text:span><text:span text:style-name="T2"><text:s/></text:span><text:span text:style-name="T2">C</text:span><text:span text:style-name="T2">a</text:span><text:span text:style-name="T2">s</text:span><text:span text:style-name="T2">h</text:span><text:span text:style-name="T2"> <text:s/></text:span><text:span text:style-name="T2"><text:s text:c="2"/></text:span><text:span text:style-name="T2"><text:s text:c="2"/></text:span><text:span text:style-name="T2"><text:s text:c="2"/></text:span><text:span text:style-name="T2">C</text:span><text:span text:style-name="T2">h</text:span><text:span text:style-name="T2">e</text:span><text:span text:style-name="T2">c</text:span><text:span text:style-name="T2">k</text:span><text:span text:style-name="T2"> </text:span><text:span text:style-name="T2">#</text:span><text:span text:style-name="T2"> 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 <text:s/></text:span><text:span text:style-name="T2"><text:s/></text:span><text:span text:style-name="T2">B</text:span><text:span text:style-name="T2">a</text:span><text:span text:style-name="T2">l</text:span><text:span text:style-name="T2">a</text:span><text:span text:style-name="T2">n</text:span><text:span text:style-name="T2">c</text:span><text:span text:style-name="T2">e</text:span><text:span text:style-name="T2">: 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 </text:span></text:p>
          </draw:text-box>
        </draw:frame>
        <draw:frame draw:style-name="gr17" draw:text-style-name="P4" draw:layer="layout" svg:width="6.035cm" svg:height="0.39cm" svg:x="1.274cm" svg:y="13.994cm">
          <draw:text-box>
            <text:p text:style-name="P1"><text:span text:style-name="T5">CANCELLATION &amp; REFUND POLICY:</text:span></text:p>
          </draw:text-box>
        </draw:frame>
        <draw:frame draw:style-name="gr18" draw:text-style-name="P4" draw:layer="layout" svg:width="19.37cm" svg:height="0.39cm" svg:x="1.274cm" svg:y="14.4cm">
          <draw:text-box>
            <text:p text:style-name="P1"><text:span text:style-name="T5">If you must cancel your registration after payment is made, full refund will be made if requested in writing or via email one business day</text:span></text:p>
          </draw:text-box>
        </draw:frame>
        <draw:frame draw:style-name="gr19" draw:text-style-name="P4" draw:layer="layout" svg:width="19.344cm" svg:height="0.39cm" svg:x="1.274cm" svg:y="14.809cm">
          <draw:text-box>
            <text:p text:style-name="P1"><text:span text:style-name="T5">pr</text:span><text:span text:style-name="T5">io</text:span><text:span text:style-name="T5">r </text:span><text:span text:style-name="T5">to </text:span><text:span text:style-name="T5">th</text:span><text:span text:style-name="T5">e </text:span><text:span text:style-name="T5">fir</text:span><text:span text:style-name="T5">st </text:span><text:span text:style-name="T5">cl</text:span><text:span text:style-name="T5">as</text:span><text:span text:style-name="T5">s </text:span><text:span text:style-name="T5">da</text:span><text:span text:style-name="T5">te. </text:span><text:span text:style-name="T5">If </text:span><text:span text:style-name="T5">ca</text:span><text:span text:style-name="T5">nc</text:span><text:span text:style-name="T5">ell</text:span><text:span text:style-name="T5">ati</text:span><text:span text:style-name="T5">on</text:span><text:span text:style-name="T5">s </text:span><text:span text:style-name="T5">ar</text:span><text:span text:style-name="T5">e </text:span><text:span text:style-name="T5">m</text:span><text:span text:style-name="T5">ad</text:span><text:span text:style-name="T5">e </text:span><text:span text:style-name="T5">th</text:span><text:span text:style-name="T5">e </text:span><text:span text:style-name="T5">da</text:span><text:span text:style-name="T5">y </text:span><text:span text:style-name="T5">of </text:span><text:span text:style-name="T5">th</text:span><text:span text:style-name="T5">e </text:span><text:span text:style-name="T5">fir</text:span><text:span text:style-name="T5">st </text:span><text:span text:style-name="T5">cl</text:span><text:span text:style-name="T5">as</text:span><text:span text:style-name="T5">s </text:span><text:span text:style-name="T5">da</text:span><text:span text:style-name="T5">te, </text:span><text:span text:style-name="T5">th</text:span><text:span text:style-name="T5">e </text:span><text:span text:style-name="T5">tot</text:span><text:span text:style-name="T5">al </text:span><text:span text:style-name="T5">a</text:span><text:span text:style-name="T5">m</text:span><text:span text:style-name="T5">ou</text:span><text:span text:style-name="T5">nt </text:span><text:span text:style-name="T5">of </text:span><text:span text:style-name="T5">th</text:span><text:span text:style-name="T5">e </text:span><text:span text:style-name="T5">re</text:span><text:span text:style-name="T5">gi</text:span><text:span text:style-name="T5">str</text:span><text:span text:style-name="T5">ati</text:span><text:span text:style-name="T5">on </text:span><text:span text:style-name="T5">fe</text:span><text:span text:style-name="T5">e </text:span><text:span text:style-name="T5">mi</text:span><text:span text:style-name="T5">nu</text:span><text:span text:style-name="T5">s </text:span><text:span text:style-name="T5">$4</text:span><text:span text:style-name="T5">0 </text:span><text:span text:style-name="T5">wi</text:span><text:span text:style-name="T5">ll</text:span></text:p>
          </draw:text-box>
        </draw:frame>
        <draw:frame draw:style-name="gr20" draw:text-style-name="P4" draw:layer="layout" svg:width="18.066cm" svg:height="0.39cm" svg:x="1.274cm" svg:y="15.215cm">
          <draw:text-box>
            <text:p text:style-name="P1"><text:span text:style-name="T5">be </text:span><text:span text:style-name="T5">re</text:span><text:span text:style-name="T5">fu</text:span><text:span text:style-name="T5">nd</text:span><text:span text:style-name="T5">ed</text:span><text:span text:style-name="T5">. </text:span><text:span text:style-name="T5">N</text:span><text:span text:style-name="T5">o </text:span><text:span text:style-name="T5">re</text:span><text:span text:style-name="T5">qu</text:span><text:span text:style-name="T5">es</text:span><text:span text:style-name="T5">ts </text:span><text:span text:style-name="T5">fo</text:span><text:span text:style-name="T5">r </text:span><text:span text:style-name="T5">re</text:span><text:span text:style-name="T5">fu</text:span><text:span text:style-name="T5">nd</text:span><text:span text:style-name="T5">s </text:span><text:span text:style-name="T5">wi</text:span><text:span text:style-name="T5">ll </text:span><text:span text:style-name="T5">be </text:span><text:span text:style-name="T5">ac</text:span><text:span text:style-name="T5">ce</text:span><text:span text:style-name="T5">pt</text:span><text:span text:style-name="T5">ed </text:span><text:span text:style-name="T5">fo</text:span><text:span text:style-name="T5">r </text:span><text:span text:style-name="T5">no</text:span><text:span text:style-name="T5">-</text:span><text:span text:style-name="T5">sh</text:span><text:span text:style-name="T5">o</text:span><text:span text:style-name="T5">w</text:span><text:span text:style-name="T5">s </text:span><text:span text:style-name="T5">or </text:span><text:span text:style-name="T5">aft</text:span><text:span text:style-name="T5">er </text:span><text:span text:style-name="T5">th</text:span><text:span text:style-name="T5">e </text:span><text:span text:style-name="T5">fir</text:span><text:span text:style-name="T5">st </text:span><text:span text:style-name="T5">da</text:span><text:span text:style-name="T5">y </text:span><text:span text:style-name="T5">of </text:span><text:span text:style-name="T5">cl</text:span><text:span text:style-name="T5">as</text:span><text:span text:style-name="T5">s. <text:s/></text:span><text:span text:style-name="T5">Pl</text:span><text:span text:style-name="T5">ea</text:span><text:span text:style-name="T5">se </text:span><text:span text:style-name="T5">no</text:span><text:span text:style-name="T5">te </text:span><text:span text:style-name="T5">th</text:span><text:span text:style-name="T5">at </text:span><text:span text:style-name="T5">th</text:span><text:span text:style-name="T5">er</text:span><text:span text:style-name="T5">e </text:span><text:span text:style-name="T5">ar</text:span><text:span text:style-name="T5">e </text:span><text:span text:style-name="T5">N</text:span><text:span text:style-name="T5">O </text:span></text:p>
          </draw:text-box>
        </draw:frame>
        <draw:frame draw:style-name="gr21" draw:text-style-name="P4" draw:layer="layout" svg:width="13.35cm" svg:height="0.39cm" svg:x="1.274cm" svg:y="15.624cm">
          <draw:text-box>
            <text:p text:style-name="P1"><text:span text:style-name="T5">REFUNDS, and NO MAKE-UP classes for </text:span><text:span text:style-name="T5">closings due to hazardous weather and snow days.</text:span></text:p>
          </draw:text-box>
        </draw:frame>
        <draw:frame draw:style-name="gr22" draw:text-style-name="P6" draw:layer="layout" svg:width="2.504cm" svg:height="0.547cm" svg:x="1.281cm" svg:y="16.436cm">
          <draw:text-box>
            <text:p text:style-name="P1"><text:span text:style-name="T6">Agreement:</text:span></text:p>
          </draw:text-box>
        </draw:frame>
        <draw:frame draw:style-name="gr23" draw:text-style-name="P4" draw:layer="layout" svg:width="18.574cm" svg:height="0.39cm" svg:x="1.274cm" svg:y="17.166cm">
          <draw:text-box>
            <text:p text:style-name="P1"><text:span text:style-name="T4">I, _________________________________, do hereby agree that Odaiko New England/ACAS Center, its owners, officers, agents, </text:span></text:p>
          </draw:text-box>
        </draw:frame>
        <draw:frame draw:style-name="gr24" draw:text-style-name="P4" draw:layer="layout" svg:width="19.314cm" svg:height="0.39cm" svg:x="1.274cm" svg:y="17.575cm">
          <draw:text-box>
            <text:p text:style-name="P1"><text:span text:style-name="T4">supervisors, instructors, employees, successors and assigns may not be held liable in </text:span><text:span text:style-name="T4">any way for any occurrence in connection with my </text:span></text:p>
          </draw:text-box>
        </draw:frame>
        <draw:frame draw:style-name="gr25" draw:text-style-name="P4" draw:layer="layout" svg:width="19.285cm" svg:height="0.39cm" svg:x="1.274cm" svg:y="17.981cm">
          <draw:text-box>
            <text:p text:style-name="P1"><text:span text:style-name="T4">taiko training program or the use of the facilities or </text:span><text:span text:style-name="T4">equipment of Odaiko New England/ACAS Center </text:span><text:span text:style-name="T4">which may result in injury, death </text:span></text:p>
          </draw:text-box>
        </draw:frame>
        <draw:frame draw:style-name="gr26" draw:text-style-name="P4" draw:layer="layout" svg:width="18.9cm" svg:height="0.39cm" svg:x="1.274cm" svg:y="18.39cm">
          <draw:text-box>
            <text:p text:style-name="P1"><text:span text:style-name="T4">or other damage to myself. In consideration for being permitted to engage in the </text:span><text:span text:style-name="T4">taiko training program and the use of the facilities, I </text:span></text:p>
          </draw:text-box>
        </draw:frame>
        <draw:frame draw:style-name="gr27" draw:text-style-name="P4" draw:layer="layout" svg:width="18.701cm" svg:height="0.39cm" svg:x="1.274cm" svg:y="18.796cm">
          <draw:text-box>
            <text:p text:style-name="P1"><text:span text:style-name="T4">hereby release Odaiko New England/</text:span><text:span text:style-name="T4">ACAS Center, its owners, officers, </text:span><text:span text:style-name="T4">agents, supervisors, instructors, </text:span><text:span text:style-name="T4">employees, successors and </text:span></text:p>
          </draw:text-box>
        </draw:frame>
        <draw:frame draw:style-name="gr28" draw:text-style-name="P4" draw:layer="layout" svg:width="19.399cm" svg:height="0.39cm" svg:x="1.274cm" svg:y="19.205cm">
          <draw:text-box>
            <text:p text:style-name="P1"><text:span text:style-name="T4">assigns from any and all causes of action, debts, </text:span><text:span text:style-name="T4">controversies, and claims in connection with </text:span><text:span text:style-name="T4">injuries, death or damage to myself, which </text:span></text:p>
          </draw:text-box>
        </draw:frame>
        <draw:frame draw:style-name="gr29" draw:text-style-name="P4" draw:layer="layout" svg:width="18.997cm" svg:height="0.39cm" svg:x="1.274cm" svg:y="19.611cm">
          <draw:text-box>
            <text:p text:style-name="P1"><text:span text:style-name="T4">I, </text:span><text:span text:style-name="T4">m</text:span><text:span text:style-name="T4">y </text:span><text:span text:style-name="T4">h</text:span><text:span text:style-name="T4">ei</text:span><text:span text:style-name="T4">rs</text:span><text:span text:style-name="T4">, </text:span><text:span text:style-name="T4">e</text:span><text:span text:style-name="T4">x</text:span><text:span text:style-name="T4">e</text:span><text:span text:style-name="T4">c</text:span><text:span text:style-name="T4">u</text:span><text:span text:style-name="T4">t</text:span><text:span text:style-name="T4">o</text:span><text:span text:style-name="T4">rs</text:span><text:span text:style-name="T4">, </text:span><text:span text:style-name="T4">a</text:span><text:span text:style-name="T4">d</text:span><text:span text:style-name="T4">m</text:span><text:span text:style-name="T4">i</text:span><text:span text:style-name="T4">n</text:span><text:span text:style-name="T4">is</text:span><text:span text:style-name="T4">tr</text:span><text:span text:style-name="T4">at</text:span><text:span text:style-name="T4">o</text:span><text:span text:style-name="T4">rs</text:span><text:span text:style-name="T4">, </text:span><text:span text:style-name="T4">s</text:span><text:span text:style-name="T4">u</text:span><text:span text:style-name="T4">c</text:span><text:span text:style-name="T4">c</text:span><text:span text:style-name="T4">e</text:span><text:span text:style-name="T4">s</text:span><text:span text:style-name="T4">s</text:span><text:span text:style-name="T4">o</text:span><text:span text:style-name="T4">rs </text:span><text:span text:style-name="T4">a</text:span><text:span text:style-name="T4">n</text:span><text:span text:style-name="T4">d </text:span><text:span text:style-name="T4">a</text:span><text:span text:style-name="T4">s</text:span><text:span text:style-name="T4">si</text:span><text:span text:style-name="T4">g</text:span><text:span text:style-name="T4">n</text:span><text:span text:style-name="T4">s </text:span><text:span text:style-name="T4">e</text:span><text:span text:style-name="T4">v</text:span><text:span text:style-name="T4">e</text:span><text:span text:style-name="T4">r </text:span><text:span text:style-name="T4">h</text:span><text:span text:style-name="T4">a</text:span><text:span text:style-name="T4">d</text:span><text:span text:style-name="T4">, </text:span><text:span text:style-name="T4">n</text:span><text:span text:style-name="T4">o</text:span><text:span text:style-name="T4">w </text:span><text:span text:style-name="T4">h</text:span><text:span text:style-name="T4">a</text:span><text:span text:style-name="T4">v</text:span><text:span text:style-name="T4">e </text:span><text:span text:style-name="T4">o</text:span><text:span text:style-name="T4">r </text:span><text:span text:style-name="T4">h</text:span><text:span text:style-name="T4">e</text:span><text:span text:style-name="T4">r</text:span><text:span text:style-name="T4">e</text:span><text:span text:style-name="T4">a</text:span><text:span text:style-name="T4">ft</text:span><text:span text:style-name="T4">e</text:span><text:span text:style-name="T4">r </text:span><text:span text:style-name="T4">m</text:span><text:span text:style-name="T4">a</text:span><text:span text:style-name="T4">y </text:span><text:span text:style-name="T4">h</text:span><text:span text:style-name="T4">a</text:span><text:span text:style-name="T4">v</text:span><text:span text:style-name="T4">e. </text:span><text:span text:style-name="T4">F</text:span><text:span text:style-name="T4">u</text:span><text:span text:style-name="T4">rt</text:span><text:span text:style-name="T4">h</text:span><text:span text:style-name="T4">e</text:span><text:span text:style-name="T4">r</text:span><text:span text:style-name="T4">m</text:span><text:span text:style-name="T4">o</text:span><text:span text:style-name="T4">r</text:span><text:span text:style-name="T4">e, </text:span><text:span text:style-name="T4">I </text:span><text:span text:style-name="T4">d</text:span><text:span text:style-name="T4">o </text:span><text:span text:style-name="T4">p</text:span><text:span text:style-name="T4">e</text:span><text:span text:style-name="T4">rs</text:span><text:span text:style-name="T4">o</text:span><text:span text:style-name="T4">n</text:span><text:span text:style-name="T4">al</text:span><text:span text:style-name="T4">l</text:span><text:span text:style-name="T4">y </text:span></text:p>
          </draw:text-box>
        </draw:frame>
        <draw:frame draw:style-name="gr30" draw:text-style-name="P4" draw:layer="layout" svg:width="18.392cm" svg:height="0.39cm" svg:x="1.274cm" svg:y="20.02cm">
          <draw:text-box>
            <text:p text:style-name="P1"><text:span text:style-name="T4">a</text:span><text:span text:style-name="T4">s</text:span><text:span text:style-name="T4">s</text:span><text:span text:style-name="T4">u</text:span><text:span text:style-name="T4">m</text:span><text:span text:style-name="T4">e </text:span><text:span text:style-name="T4">al</text:span><text:span text:style-name="T4">l </text:span><text:span text:style-name="T4">ri</text:span><text:span text:style-name="T4">s</text:span><text:span text:style-name="T4">k</text:span><text:span text:style-name="T4">s </text:span><text:span text:style-name="T4">i</text:span><text:span text:style-name="T4">n </text:span><text:span text:style-name="T4">c</text:span><text:span text:style-name="T4">o</text:span><text:span text:style-name="T4">n</text:span><text:span text:style-name="T4">n</text:span><text:span text:style-name="T4">e</text:span><text:span text:style-name="T4">ct</text:span><text:span text:style-name="T4">i</text:span><text:span text:style-name="T4">o</text:span><text:span text:style-name="T4">n </text:span><text:span text:style-name="T4">w</text:span><text:span text:style-name="T4">it</text:span><text:span text:style-name="T4">h </text:span><text:span text:style-name="T4">t</text:span><text:span text:style-name="T4">h</text:span><text:span text:style-name="T4">e </text:span><text:span text:style-name="T4">a</text:span><text:span text:style-name="T4">f</text:span><text:span text:style-name="T4">o</text:span><text:span text:style-name="T4">r</text:span><text:span text:style-name="T4">e</text:span><text:span text:style-name="T4">s</text:span><text:span text:style-name="T4">ai</text:span><text:span text:style-name="T4">d </text:span><text:span text:style-name="T4">u</text:span><text:span text:style-name="T4">s</text:span><text:span text:style-name="T4">e, </text:span><text:span text:style-name="T4">f</text:span><text:span text:style-name="T4">o</text:span><text:span text:style-name="T4">r </text:span><text:span text:style-name="T4">a</text:span><text:span text:style-name="T4">n</text:span><text:span text:style-name="T4">y </text:span><text:span text:style-name="T4">h</text:span><text:span text:style-name="T4">a</text:span><text:span text:style-name="T4">r</text:span><text:span text:style-name="T4">m</text:span><text:span text:style-name="T4">, </text:span><text:span text:style-name="T4">i</text:span><text:span text:style-name="T4">n</text:span><text:span text:style-name="T4">j</text:span><text:span text:style-name="T4">u</text:span><text:span text:style-name="T4">r</text:span><text:span text:style-name="T4">y</text:span><text:span text:style-name="T4">, </text:span><text:span text:style-name="T4">d</text:span><text:span text:style-name="T4">a</text:span><text:span text:style-name="T4">m</text:span><text:span text:style-name="T4">a</text:span><text:span text:style-name="T4">g</text:span><text:span text:style-name="T4">e </text:span><text:span text:style-name="T4">w</text:span><text:span text:style-name="T4">h</text:span><text:span text:style-name="T4">ic</text:span><text:span text:style-name="T4">h </text:span><text:span text:style-name="T4">m</text:span><text:span text:style-name="T4">a</text:span><text:span text:style-name="T4">y </text:span><text:span text:style-name="T4">b</text:span><text:span text:style-name="T4">e</text:span><text:span text:style-name="T4">f</text:span><text:span text:style-name="T4">al</text:span><text:span text:style-name="T4">l </text:span><text:span text:style-name="T4">m</text:span><text:span text:style-name="T4">e </text:span><text:span text:style-name="T4">o</text:span><text:span text:style-name="T4">r </text:span><text:span text:style-name="T4">m</text:span><text:span text:style-name="T4">y </text:span><text:span text:style-name="T4">p</text:span><text:span text:style-name="T4">e</text:span><text:span text:style-name="T4">rs</text:span><text:span text:style-name="T4">o</text:span><text:span text:style-name="T4">n</text:span><text:span text:style-name="T4">al </text:span><text:span text:style-name="T4">p</text:span><text:span text:style-name="T4">r</text:span><text:span text:style-name="T4">o</text:span><text:span text:style-name="T4">p</text:span><text:span text:style-name="T4">e</text:span><text:span text:style-name="T4">rt</text:span><text:span text:style-name="T4">y </text:span></text:p>
          </draw:text-box>
        </draw:frame>
        <draw:frame draw:style-name="gr31" draw:text-style-name="P4" draw:layer="layout" svg:width="19.323cm" svg:height="0.39cm" svg:x="1.274cm" svg:y="20.425cm">
          <draw:text-box>
            <text:p text:style-name="P1"><text:span text:style-name="T4">w</text:span><text:span text:style-name="T4">h</text:span><text:span text:style-name="T4">et</text:span><text:span text:style-name="T4">h</text:span><text:span text:style-name="T4">e</text:span><text:span text:style-name="T4">r </text:span><text:span text:style-name="T4">f</text:span><text:span text:style-name="T4">o</text:span><text:span text:style-name="T4">r</text:span><text:span text:style-name="T4">e</text:span><text:span text:style-name="T4">s</text:span><text:span text:style-name="T4">e</text:span><text:span text:style-name="T4">e</text:span><text:span text:style-name="T4">n </text:span><text:span text:style-name="T4">o</text:span><text:span text:style-name="T4">r </text:span><text:span text:style-name="T4">u</text:span><text:span text:style-name="T4">n</text:span><text:span text:style-name="T4">f</text:span><text:span text:style-name="T4">o</text:span><text:span text:style-name="T4">r</text:span><text:span text:style-name="T4">e</text:span><text:span text:style-name="T4">s</text:span><text:span text:style-name="T4">e</text:span><text:span text:style-name="T4">e</text:span><text:span text:style-name="T4">n</text:span><text:span text:style-name="T4">, </text:span><text:span text:style-name="T4">a</text:span><text:span text:style-name="T4">n</text:span><text:span text:style-name="T4">d </text:span><text:span text:style-name="T4">f</text:span><text:span text:style-name="T4">u</text:span><text:span text:style-name="T4">rt</text:span><text:span text:style-name="T4">h</text:span><text:span text:style-name="T4">e</text:span><text:span text:style-name="T4">r </text:span><text:span text:style-name="T4">s</text:span><text:span text:style-name="T4">a</text:span><text:span text:style-name="T4">v</text:span><text:span text:style-name="T4">e </text:span><text:span text:style-name="T4">a</text:span><text:span text:style-name="T4">n</text:span><text:span text:style-name="T4">d </text:span><text:span text:style-name="T4">h</text:span><text:span text:style-name="T4">o</text:span><text:span text:style-name="T4">l</text:span><text:span text:style-name="T4">d </text:span><text:span text:style-name="T4">h</text:span><text:span text:style-name="T4">a</text:span><text:span text:style-name="T4">r</text:span><text:span text:style-name="T4">m</text:span><text:span text:style-name="T4">le</text:span><text:span text:style-name="T4">s</text:span><text:span text:style-name="T4">s </text:span><text:span text:style-name="T4">t</text:span><text:span text:style-name="T4">h</text:span><text:span text:style-name="T4">e </text:span><text:span text:style-name="T4">s</text:span><text:span text:style-name="T4">ai</text:span><text:span text:style-name="T4">d </text:span><text:span text:style-name="T4">c</text:span><text:span text:style-name="T4">o</text:span><text:span text:style-name="T4">r</text:span><text:span text:style-name="T4">p</text:span><text:span text:style-name="T4">o</text:span><text:span text:style-name="T4">r</text:span><text:span text:style-name="T4">at</text:span><text:span text:style-name="T4">i</text:span><text:span text:style-name="T4">o</text:span><text:span text:style-name="T4">n </text:span><text:span text:style-name="T4">a</text:span><text:span text:style-name="T4">n</text:span><text:span text:style-name="T4">d </text:span><text:span text:style-name="T4">p</text:span><text:span text:style-name="T4">e</text:span><text:span text:style-name="T4">rs</text:span><text:span text:style-name="T4">o</text:span><text:span text:style-name="T4">n</text:span><text:span text:style-name="T4">s </text:span><text:span text:style-name="T4">fr</text:span><text:span text:style-name="T4">o</text:span><text:span text:style-name="T4">m</text:span><text:span text:style-name="T4"> </text:span><text:span text:style-name="T4">a</text:span><text:span text:style-name="T4">n</text:span><text:span text:style-name="T4">y </text:span><text:span text:style-name="T4">cl</text:span><text:span text:style-name="T4">ai</text:span><text:span text:style-name="T4">m</text:span><text:span text:style-name="T4">s, </text:span><text:span text:style-name="T4">i</text:span><text:span text:style-name="T4">n</text:span><text:span text:style-name="T4">cl</text:span><text:span text:style-name="T4">u</text:span><text:span text:style-name="T4">d</text:span><text:span text:style-name="T4">i</text:span><text:span text:style-name="T4">n</text:span><text:span text:style-name="T4">g </text:span><text:span text:style-name="T4">b</text:span><text:span text:style-name="T4">u</text:span><text:span text:style-name="T4">t </text:span><text:span text:style-name="T4">n</text:span><text:span text:style-name="T4">o</text:span><text:span text:style-name="T4">t </text:span></text:p>
          </draw:text-box>
        </draw:frame>
        <draw:frame draw:style-name="gr32" draw:text-style-name="P4" draw:layer="layout" svg:width="18.337cm" svg:height="0.39cm" svg:x="1.274cm" svg:y="20.835cm">
          <draw:text-box>
            <text:p text:style-name="P1"><text:span text:style-name="T4">li</text:span><text:span text:style-name="T4">m</text:span><text:span text:style-name="T4">it</text:span><text:span text:style-name="T4">e</text:span><text:span text:style-name="T4">d </text:span><text:span text:style-name="T4">t</text:span><text:span text:style-name="T4">o </text:span><text:span text:style-name="T4">a</text:span><text:span text:style-name="T4">n</text:span><text:span text:style-name="T4">y </text:span><text:span text:style-name="T4">cl</text:span><text:span text:style-name="T4">ai</text:span><text:span text:style-name="T4">m</text:span><text:span text:style-name="T4">s </text:span><text:span text:style-name="T4">o</text:span><text:span text:style-name="T4">r </text:span><text:span text:style-name="T4">li</text:span><text:span text:style-name="T4">a</text:span><text:span text:style-name="T4">b</text:span><text:span text:style-name="T4">il</text:span><text:span text:style-name="T4">it</text:span><text:span text:style-name="T4">ie</text:span><text:span text:style-name="T4">s </text:span><text:span text:style-name="T4">a</text:span><text:span text:style-name="T4">ri</text:span><text:span text:style-name="T4">si</text:span><text:span text:style-name="T4">n</text:span><text:span text:style-name="T4">g </text:span><text:span text:style-name="T4">o</text:span><text:span text:style-name="T4">u</text:span><text:span text:style-name="T4">t </text:span><text:span text:style-name="T4">o</text:span><text:span text:style-name="T4">f </text:span><text:span text:style-name="T4">n</text:span><text:span text:style-name="T4">e</text:span><text:span text:style-name="T4">g</text:span><text:span text:style-name="T4">li</text:span><text:span text:style-name="T4">g</text:span><text:span text:style-name="T4">e</text:span><text:span text:style-name="T4">n</text:span><text:span text:style-name="T4">c</text:span><text:span text:style-name="T4">e </text:span><text:span text:style-name="T4">o</text:span><text:span text:style-name="T4">f </text:span><text:span text:style-name="T4">t</text:span><text:span text:style-name="T4">h</text:span><text:span text:style-name="T4">e </text:span><text:span text:style-name="T4">a</text:span><text:span text:style-name="T4">f</text:span><text:span text:style-name="T4">o</text:span><text:span text:style-name="T4">r</text:span><text:span text:style-name="T4">e</text:span><text:span text:style-name="T4">s</text:span><text:span text:style-name="T4">ai</text:span><text:span text:style-name="T4">d </text:span><text:span text:style-name="T4">c</text:span><text:span text:style-name="T4">o</text:span><text:span text:style-name="T4">r</text:span><text:span text:style-name="T4">p</text:span><text:span text:style-name="T4">o</text:span><text:span text:style-name="T4">r</text:span><text:span text:style-name="T4">at</text:span><text:span text:style-name="T4">i</text:span><text:span text:style-name="T4">o</text:span><text:span text:style-name="T4">n</text:span><text:span text:style-name="T4">, </text:span><text:span text:style-name="T4">a</text:span><text:span text:style-name="T4">g</text:span><text:span text:style-name="T4">e</text:span><text:span text:style-name="T4">n</text:span><text:span text:style-name="T4">ts</text:span><text:span text:style-name="T4">, </text:span><text:span text:style-name="T4">o</text:span><text:span text:style-name="T4">ff</text:span><text:span text:style-name="T4">ic</text:span><text:span text:style-name="T4">e</text:span><text:span text:style-name="T4">rs</text:span><text:span text:style-name="T4">, </text:span><text:span text:style-name="T4">s</text:span><text:span text:style-name="T4">u</text:span><text:span text:style-name="T4">p</text:span><text:span text:style-name="T4">e</text:span><text:span text:style-name="T4">r</text:span><text:span text:style-name="T4">v</text:span><text:span text:style-name="T4">is</text:span><text:span text:style-name="T4">o</text:span><text:span text:style-name="T4">rs</text:span><text:span text:style-name="T4">, </text:span><text:span text:style-name="T4">i</text:span><text:span text:style-name="T4">n</text:span><text:span text:style-name="T4">st</text:span><text:span text:style-name="T4">r</text:span><text:span text:style-name="T4">u</text:span><text:span text:style-name="T4">ct</text:span><text:span text:style-name="T4">o</text:span><text:span text:style-name="T4">rs</text:span><text:span text:style-name="T4">, </text:span></text:p>
          </draw:text-box>
        </draw:frame>
        <draw:frame draw:style-name="gr33" draw:text-style-name="P4" draw:layer="layout" svg:width="19.255cm" svg:height="0.39cm" svg:x="1.274cm" svg:y="21.24cm">
          <draw:text-box>
            <text:p text:style-name="P1"><text:span text:style-name="T4">e</text:span><text:span text:style-name="T4">m</text:span><text:span text:style-name="T4">p</text:span><text:span text:style-name="T4">l</text:span><text:span text:style-name="T4">o</text:span><text:span text:style-name="T4">y</text:span><text:span text:style-name="T4">e</text:span><text:span text:style-name="T4">e</text:span><text:span text:style-name="T4">s, </text:span><text:span text:style-name="T4">s</text:span><text:span text:style-name="T4">u</text:span><text:span text:style-name="T4">c</text:span><text:span text:style-name="T4">c</text:span><text:span text:style-name="T4">e</text:span><text:span text:style-name="T4">s</text:span><text:span text:style-name="T4">s</text:span><text:span text:style-name="T4">o</text:span><text:span text:style-name="T4">rs </text:span><text:span text:style-name="T4">a</text:span><text:span text:style-name="T4">n</text:span><text:span text:style-name="T4">d </text:span><text:span text:style-name="T4">a</text:span><text:span text:style-name="T4">s</text:span><text:span text:style-name="T4">si</text:span><text:span text:style-name="T4">g</text:span><text:span text:style-name="T4">n</text:span><text:span text:style-name="T4">s, </text:span><text:span text:style-name="T4">b</text:span><text:span text:style-name="T4">y </text:span><text:span text:style-name="T4">m</text:span><text:span text:style-name="T4">e, </text:span><text:span text:style-name="T4">m</text:span><text:span text:style-name="T4">y </text:span><text:span text:style-name="T4">f</text:span><text:span text:style-name="T4">a</text:span><text:span text:style-name="T4">m</text:span><text:span text:style-name="T4">il</text:span><text:span text:style-name="T4">y</text:span><text:span text:style-name="T4">, </text:span><text:span text:style-name="T4">e</text:span><text:span text:style-name="T4">st</text:span><text:span text:style-name="T4">at</text:span><text:span text:style-name="T4">e, </text:span><text:span text:style-name="T4">h</text:span><text:span text:style-name="T4">ei</text:span><text:span text:style-name="T4">rs </text:span><text:span text:style-name="T4">o</text:span><text:span text:style-name="T4">r </text:span><text:span text:style-name="T4">a</text:span><text:span text:style-name="T4">s</text:span><text:span text:style-name="T4">si</text:span><text:span text:style-name="T4">g</text:span><text:span text:style-name="T4">n</text:span><text:span text:style-name="T4">s. </text:span><text:span text:style-name="T4">I/</text:span><text:span text:style-name="T4">m</text:span><text:span text:style-name="T4">y </text:span><text:span text:style-name="T4">c</text:span><text:span text:style-name="T4">h</text:span><text:span text:style-name="T4">il</text:span><text:span text:style-name="T4">d </text:span><text:span text:style-name="T4">a</text:span><text:span text:style-name="T4">r</text:span><text:span text:style-name="T4">e </text:span><text:span text:style-name="T4">p</text:span><text:span text:style-name="T4">h</text:span><text:span text:style-name="T4">y</text:span><text:span text:style-name="T4">si</text:span><text:span text:style-name="T4">c</text:span><text:span text:style-name="T4">al</text:span><text:span text:style-name="T4">l</text:span><text:span text:style-name="T4">y </text:span><text:span text:style-name="T4">fi</text:span><text:span text:style-name="T4">t </text:span><text:span text:style-name="T4">t</text:span><text:span text:style-name="T4">o </text:span><text:span text:style-name="T4">p</text:span><text:span text:style-name="T4">r</text:span><text:span text:style-name="T4">a</text:span><text:span text:style-name="T4">ct</text:span><text:span text:style-name="T4">ic</text:span><text:span text:style-name="T4">e </text:span><text:span text:style-name="T4">a</text:span><text:span text:style-name="T4">n</text:span><text:span text:style-name="T4">d </text:span><text:span text:style-name="T4">e</text:span><text:span text:style-name="T4">n</text:span><text:span text:style-name="T4">g</text:span><text:span text:style-name="T4">a</text:span><text:span text:style-name="T4">g</text:span><text:span text:style-name="T4">e </text:span><text:span text:style-name="T4">i</text:span><text:span text:style-name="T4">n </text:span><text:span text:style-name="T4">t</text:span><text:span text:style-name="T4">h</text:span><text:span text:style-name="T4">e </text:span></text:p>
          </draw:text-box>
        </draw:frame>
        <draw:frame draw:style-name="gr29" draw:text-style-name="P4" draw:layer="layout" svg:width="18.997cm" svg:height="0.39cm" svg:x="1.274cm" svg:y="21.65cm">
          <draw:text-box>
            <text:p text:style-name="P1"><text:span text:style-name="T4">p</text:span><text:span text:style-name="T4">h</text:span><text:span text:style-name="T4">y</text:span><text:span text:style-name="T4">si</text:span><text:span text:style-name="T4">c</text:span><text:span text:style-name="T4">al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 </text:span><text:span text:style-name="T4">c</text:span><text:span text:style-name="T4">o</text:span><text:span text:style-name="T4">n</text:span><text:span text:style-name="T4">n</text:span><text:span text:style-name="T4">e</text:span><text:span text:style-name="T4">ct</text:span><text:span text:style-name="T4">e</text:span><text:span text:style-name="T4">d </text:span><text:span text:style-name="T4">w</text:span><text:span text:style-name="T4">it</text:span><text:span text:style-name="T4">h </text:span><text:span text:style-name="T4">ta</text:span><text:span text:style-name="T4">i</text:span><text:span text:style-name="T4">k</text:span><text:span text:style-name="T4">o </text:span><text:span text:style-name="T4">tr</text:span><text:span text:style-name="T4">ai</text:span><text:span text:style-name="T4">n</text:span><text:span text:style-name="T4">i</text:span><text:span text:style-name="T4">n</text:span><text:span text:style-name="T4">g </text:span><text:span text:style-name="T4">a</text:span><text:span text:style-name="T4">n</text:span><text:span text:style-name="T4">d </text:span><text:span text:style-name="T4">t</text:span><text:span text:style-name="T4">h</text:span><text:span text:style-name="T4">e</text:span><text:span text:style-name="T4">r</text:span><text:span text:style-name="T4">e </text:span><text:span text:style-name="T4">is </text:span><text:span text:style-name="T4">n</text:span><text:span text:style-name="T4">o </text:span><text:span text:style-name="T4">r</text:span><text:span text:style-name="T4">e</text:span><text:span text:style-name="T4">a</text:span><text:span text:style-name="T4">s</text:span><text:span text:style-name="T4">o</text:span><text:span text:style-name="T4">n </text:span><text:span text:style-name="T4">k</text:span><text:span text:style-name="T4">n</text:span><text:span text:style-name="T4">o</text:span><text:span text:style-name="T4">w</text:span><text:span text:style-name="T4">n </text:span><text:span text:style-name="T4">t</text:span><text:span text:style-name="T4">o </text:span><text:span text:style-name="T4">m</text:span><text:span text:style-name="T4">e/</text:span><text:span text:style-name="T4">m</text:span><text:span text:style-name="T4">y </text:span><text:span text:style-name="T4">c</text:span><text:span text:style-name="T4">h</text:span><text:span text:style-name="T4">il</text:span><text:span text:style-name="T4">d </text:span><text:span text:style-name="T4">f</text:span><text:span text:style-name="T4">o</text:span><text:span text:style-name="T4">r </text:span><text:span text:style-name="T4">n</text:span><text:span text:style-name="T4">o</text:span><text:span text:style-name="T4">t </text:span><text:span text:style-name="T4">p</text:span><text:span text:style-name="T4">a</text:span><text:span text:style-name="T4">rt</text:span><text:span text:style-name="T4">ic</text:span><text:span text:style-name="T4">i</text:span><text:span text:style-name="T4">p</text:span><text:span text:style-name="T4">at</text:span><text:span text:style-name="T4">i</text:span><text:span text:style-name="T4">n</text:span><text:span text:style-name="T4">g </text:span><text:span text:style-name="T4">i</text:span><text:span text:style-name="T4">n </text:span><text:span text:style-name="T4">t</text:span><text:span text:style-name="T4">h</text:span><text:span text:style-name="T4">e</text:span><text:span text:style-name="T4">s</text:span><text:span text:style-name="T4">e </text:span><text:span text:style-name="T4">a</text:span><text:span text:style-name="T4">ct</text:span><text:span text:style-name="T4">i</text:span><text:span text:style-name="T4">v</text:span><text:span text:style-name="T4">it</text:span><text:span text:style-name="T4">ie</text:span><text:span text:style-name="T4">s. </text:span><text:span text:style-name="T4">I </text:span></text:p>
          </draw:text-box>
        </draw:frame>
        <draw:frame draw:style-name="gr34" draw:text-style-name="P4" draw:layer="layout" svg:width="19.251cm" svg:height="0.39cm" svg:x="1.274cm" svg:y="22.055cm">
          <draw:text-box>
            <text:p text:style-name="P1"><text:span text:style-name="T4">a</text:span><text:span text:style-name="T4">g</text:span><text:span text:style-name="T4">r</text:span><text:span text:style-name="T4">e</text:span><text:span text:style-name="T4">e </text:span><text:span text:style-name="T4">t</text:span><text:span text:style-name="T4">h</text:span><text:span text:style-name="T4">at </text:span><text:span text:style-name="T4">p</text:span><text:span text:style-name="T4">h</text:span><text:span text:style-name="T4">o</text:span><text:span text:style-name="T4">t</text:span><text:span text:style-name="T4">o</text:span><text:span text:style-name="T4">g</text:span><text:span text:style-name="T4">r</text:span><text:span text:style-name="T4">a</text:span><text:span text:style-name="T4">p</text:span><text:span text:style-name="T4">h</text:span><text:span text:style-name="T4">s </text:span><text:span text:style-name="T4">o</text:span><text:span text:style-name="T4">f </text:span><text:span text:style-name="T4">m</text:span><text:span text:style-name="T4">e/</text:span><text:span text:style-name="T4">m</text:span><text:span text:style-name="T4">y </text:span><text:span text:style-name="T4">c</text:span><text:span text:style-name="T4">h</text:span><text:span text:style-name="T4">il</text:span><text:span text:style-name="T4">d </text:span><text:span text:style-name="T4">m</text:span><text:span text:style-name="T4">a</text:span><text:span text:style-name="T4">y </text:span><text:span text:style-name="T4">b</text:span><text:span text:style-name="T4">e </text:span><text:span text:style-name="T4">u</text:span><text:span text:style-name="T4">s</text:span><text:span text:style-name="T4">e</text:span><text:span text:style-name="T4">d </text:span><text:span text:style-name="T4">f</text:span><text:span text:style-name="T4">o</text:span><text:span text:style-name="T4">r </text:span><text:span text:style-name="T4">p</text:span><text:span text:style-name="T4">r</text:span><text:span text:style-name="T4">o</text:span><text:span text:style-name="T4">m</text:span><text:span text:style-name="T4">o</text:span><text:span text:style-name="T4">ti</text:span><text:span text:style-name="T4">o</text:span><text:span text:style-name="T4">n</text:span><text:span text:style-name="T4">al </text:span><text:span text:style-name="T4">p</text:span><text:span text:style-name="T4">u</text:span><text:span text:style-name="T4">r</text:span><text:span text:style-name="T4">p</text:span><text:span text:style-name="T4">o</text:span><text:span text:style-name="T4">s</text:span><text:span text:style-name="T4">e</text:span><text:span text:style-name="T4">s </text:span><text:span text:style-name="T4">b</text:span><text:span text:style-name="T4">y </text:span><text:span text:style-name="T4">O</text:span><text:span text:style-name="T4">d</text:span><text:span text:style-name="T4">ai</text:span><text:span text:style-name="T4">k</text:span><text:span text:style-name="T4">o </text:span><text:span text:style-name="T4">N</text:span><text:span text:style-name="T4">e</text:span><text:span text:style-name="T4">w </text:span><text:span text:style-name="T4">E</text:span><text:span text:style-name="T4">n</text:span><text:span text:style-name="T4">g</text:span><text:span text:style-name="T4">la</text:span><text:span text:style-name="T4">n</text:span><text:span text:style-name="T4">d</text:span><text:span text:style-name="T4">. </text:span><text:span text:style-name="T4">T</text:span><text:span text:style-name="T4">h</text:span><text:span text:style-name="T4">is </text:span><text:span text:style-name="T4">a</text:span><text:span text:style-name="T4">g</text:span><text:span text:style-name="T4">r</text:span><text:span text:style-name="T4">e</text:span><text:span text:style-name="T4">e</text:span><text:span text:style-name="T4">m</text:span><text:span text:style-name="T4">e</text:span><text:span text:style-name="T4">n</text:span><text:span text:style-name="T4">t </text:span><text:span text:style-name="T4">s</text:span><text:span text:style-name="T4">h</text:span><text:span text:style-name="T4">al</text:span><text:span text:style-name="T4">l </text:span><text:span text:style-name="T4">r</text:span><text:span text:style-name="T4">e</text:span><text:span text:style-name="T4">m</text:span><text:span text:style-name="T4">ai</text:span><text:span text:style-name="T4">n </text:span><text:span text:style-name="T4">i</text:span><text:span text:style-name="T4">n </text:span></text:p>
          </draw:text-box>
        </draw:frame>
        <draw:frame draw:style-name="gr35" draw:text-style-name="P4" draw:layer="layout" svg:width="18.993cm" svg:height="0.39cm" svg:x="1.274cm" svg:y="22.465cm">
          <draw:text-box>
            <text:p text:style-name="P1"><text:span text:style-name="T4">e</text:span><text:span text:style-name="T4">ff</text:span><text:span text:style-name="T4">e</text:span><text:span text:style-name="T4">ct </text:span><text:span text:style-name="T4">u</text:span><text:span text:style-name="T4">n</text:span><text:span text:style-name="T4">ti</text:span><text:span text:style-name="T4">l </text:span><text:span text:style-name="T4">I </text:span><text:span text:style-name="T4">h</text:span><text:span text:style-name="T4">a</text:span><text:span text:style-name="T4">v</text:span><text:span text:style-name="T4">e </text:span><text:span text:style-name="T4">a</text:span><text:span text:style-name="T4">ct</text:span><text:span text:style-name="T4">i</text:span><text:span text:style-name="T4">v</text:span><text:span text:style-name="T4">el</text:span><text:span text:style-name="T4">y </text:span><text:span text:style-name="T4">c</text:span><text:span text:style-name="T4">e</text:span><text:span text:style-name="T4">a</text:span><text:span text:style-name="T4">s</text:span><text:span text:style-name="T4">e</text:span><text:span text:style-name="T4">d </text:span><text:span text:style-name="T4">a</text:span><text:span text:style-name="T4">n</text:span><text:span text:style-name="T4">y </text:span><text:span text:style-name="T4">a</text:span><text:span text:style-name="T4">ct</text:span><text:span text:style-name="T4">i</text:span><text:span text:style-name="T4">v</text:span><text:span text:style-name="T4">it</text:span><text:span text:style-name="T4">y </text:span><text:span text:style-name="T4">w</text:span><text:span text:style-name="T4">it</text:span><text:span text:style-name="T4">h </text:span><text:span text:style-name="T4">O</text:span><text:span text:style-name="T4">d</text:span><text:span text:style-name="T4">ai</text:span><text:span text:style-name="T4">k</text:span><text:span text:style-name="T4">o </text:span><text:span text:style-name="T4">N</text:span><text:span text:style-name="T4">e</text:span><text:span text:style-name="T4">w </text:span><text:span text:style-name="T4">E</text:span><text:span text:style-name="T4">n</text:span><text:span text:style-name="T4">g</text:span><text:span text:style-name="T4">la</text:span><text:span text:style-name="T4">n</text:span><text:span text:style-name="T4">d </text:span><text:span text:style-name="T4">a</text:span><text:span text:style-name="T4">n</text:span><text:span text:style-name="T4">d </text:span><text:span text:style-name="T4">h</text:span><text:span text:style-name="T4">a</text:span><text:span text:style-name="T4">v</text:span><text:span text:style-name="T4">e </text:span><text:span text:style-name="T4">al</text:span><text:span text:style-name="T4">s</text:span><text:span text:style-name="T4">o </text:span><text:span text:style-name="T4">g</text:span><text:span text:style-name="T4">i</text:span><text:span text:style-name="T4">v</text:span><text:span text:style-name="T4">e</text:span><text:span text:style-name="T4">n </text:span><text:span text:style-name="T4">3</text:span><text:span text:style-name="T4">0 </text:span><text:span text:style-name="T4">d</text:span><text:span text:style-name="T4">a</text:span><text:span text:style-name="T4">y</text:span><text:span text:style-name="T4">s </text:span><text:span text:style-name="T4">w</text:span><text:span text:style-name="T4">ri</text:span><text:span text:style-name="T4">tt</text:span><text:span text:style-name="T4">e</text:span><text:span text:style-name="T4">n </text:span><text:span text:style-name="T4">n</text:span><text:span text:style-name="T4">o</text:span><text:span text:style-name="T4">ti</text:span><text:span text:style-name="T4">fi</text:span><text:span text:style-name="T4">c</text:span><text:span text:style-name="T4">at</text:span><text:span text:style-name="T4">i</text:span><text:span text:style-name="T4">o</text:span><text:span text:style-name="T4">n </text:span><text:span text:style-name="T4">o</text:span><text:span text:style-name="T4">f </text:span><text:span text:style-name="T4">i</text:span><text:span text:style-name="T4">n</text:span><text:span text:style-name="T4">te</text:span><text:span text:style-name="T4">n</text:span><text:span text:style-name="T4">t </text:span><text:span text:style-name="T4">o</text:span><text:span text:style-name="T4">f </text:span></text:p>
          </draw:text-box>
        </draw:frame>
        <draw:frame draw:style-name="gr36" draw:text-style-name="P4" draw:layer="layout" svg:width="18.451cm" svg:height="0.39cm" svg:x="1.274cm" svg:y="22.87cm">
          <draw:text-box>
            <text:p text:style-name="P1"><text:span text:style-name="T4">b</text:span><text:span text:style-name="T4">ei</text:span><text:span text:style-name="T4">n</text:span><text:span text:style-name="T4">g </text:span><text:span text:style-name="T4">r</text:span><text:span text:style-name="T4">el</text:span><text:span text:style-name="T4">e</text:span><text:span text:style-name="T4">a</text:span><text:span text:style-name="T4">s</text:span><text:span text:style-name="T4">e</text:span><text:span text:style-name="T4">d </text:span><text:span text:style-name="T4">fr</text:span><text:span text:style-name="T4">o</text:span><text:span text:style-name="T4">m</text:span><text:span text:style-name="T4"> </text:span><text:span text:style-name="T4">t</text:span><text:span text:style-name="T4">h</text:span><text:span text:style-name="T4">is </text:span><text:span text:style-name="T4">w</text:span><text:span text:style-name="T4">ai</text:span><text:span text:style-name="T4">v</text:span><text:span text:style-name="T4">e</text:span><text:span text:style-name="T4">r. </text:span><text:span text:style-name="T4">I </text:span><text:span text:style-name="T4">a</text:span><text:span text:style-name="T4">g</text:span><text:span text:style-name="T4">r</text:span><text:span text:style-name="T4">e</text:span><text:span text:style-name="T4">e </text:span><text:span text:style-name="T4">t</text:span><text:span text:style-name="T4">h</text:span><text:span text:style-name="T4">at </text:span><text:span text:style-name="T4">O</text:span><text:span text:style-name="T4">d</text:span><text:span text:style-name="T4">ai</text:span><text:span text:style-name="T4">k</text:span><text:span text:style-name="T4">o </text:span><text:span text:style-name="T4">N</text:span><text:span text:style-name="T4">e</text:span><text:span text:style-name="T4">w </text:span><text:span text:style-name="T4">E</text:span><text:span text:style-name="T4">n</text:span><text:span text:style-name="T4">g</text:span><text:span text:style-name="T4">la</text:span><text:span text:style-name="T4">n</text:span><text:span text:style-name="T4">d </text:span><text:span text:style-name="T4">h</text:span><text:span text:style-name="T4">a</text:span><text:span text:style-name="T4">s </text:span><text:span text:style-name="T4">p</text:span><text:span text:style-name="T4">e</text:span><text:span text:style-name="T4">r</text:span><text:span text:style-name="T4">m</text:span><text:span text:style-name="T4">is</text:span><text:span text:style-name="T4">si</text:span><text:span text:style-name="T4">o</text:span><text:span text:style-name="T4">n </text:span><text:span text:style-name="T4">t</text:span><text:span text:style-name="T4">o </text:span><text:span text:style-name="T4">c</text:span><text:span text:style-name="T4">o</text:span><text:span text:style-name="T4">n</text:span><text:span text:style-name="T4">ta</text:span><text:span text:style-name="T4">ct </text:span><text:span text:style-name="T4">m</text:span><text:span text:style-name="T4">e </text:span><text:span text:style-name="T4">i</text:span><text:span text:style-name="T4">n </text:span><text:span text:style-name="T4">t</text:span><text:span text:style-name="T4">h</text:span><text:span text:style-name="T4">e </text:span><text:span text:style-name="T4">f</text:span><text:span text:style-name="T4">u</text:span><text:span text:style-name="T4">t</text:span><text:span text:style-name="T4">u</text:span><text:span text:style-name="T4">r</text:span><text:span text:style-name="T4">e </text:span><text:span text:style-name="T4">at </text:span><text:span text:style-name="T4">t</text:span><text:span text:style-name="T4">h</text:span><text:span text:style-name="T4">e </text:span><text:span text:style-name="T4">a</text:span><text:span text:style-name="T4">b</text:span><text:span text:style-name="T4">o</text:span><text:span text:style-name="T4">v</text:span><text:span text:style-name="T4">e </text:span><text:span text:style-name="T4">m</text:span><text:span text:style-name="T4">ai</text:span><text:span text:style-name="T4">li</text:span><text:span text:style-name="T4">n</text:span><text:span text:style-name="T4">g </text:span></text:p>
          </draw:text-box>
        </draw:frame>
        <draw:frame draw:style-name="gr37" draw:text-style-name="P4" draw:layer="layout" svg:width="19.306cm" svg:height="0.39cm" svg:x="1.274cm" svg:y="23.279cm">
          <draw:text-box>
            <text:p text:style-name="P1"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, </text:span><text:span text:style-name="T4">p</text:span><text:span text:style-name="T4">h</text:span><text:span text:style-name="T4">o</text:span><text:span text:style-name="T4">n</text:span><text:span text:style-name="T4">e </text:span><text:span text:style-name="T4">n</text:span><text:span text:style-name="T4">u</text:span><text:span text:style-name="T4">m</text:span><text:span text:style-name="T4">b</text:span><text:span text:style-name="T4">e</text:span><text:span text:style-name="T4">r </text:span><text:span text:style-name="T4">a</text:span><text:span text:style-name="T4">n</text:span><text:span text:style-name="T4">d </text:span><text:span text:style-name="T4">e</text:span><text:span text:style-name="T4">-</text:span><text:span text:style-name="T4">m</text:span><text:span text:style-name="T4">ai</text:span><text:span text:style-name="T4">l </text:span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. </text:span><text:span text:style-name="T4">I </text:span><text:span text:style-name="T4">a</text:span><text:span text:style-name="T4">m</text:span><text:span text:style-name="T4"> </text:span><text:span text:style-name="T4">w</text:span><text:span text:style-name="T4">il</text:span><text:span text:style-name="T4">li</text:span><text:span text:style-name="T4">n</text:span><text:span text:style-name="T4">g </text:span><text:span text:style-name="T4">t</text:span><text:span text:style-name="T4">o </text:span><text:span text:style-name="T4">b</text:span><text:span text:style-name="T4">e </text:span><text:span text:style-name="T4">p</text:span><text:span text:style-name="T4">h</text:span><text:span text:style-name="T4">o</text:span><text:span text:style-name="T4">t</text:span><text:span text:style-name="T4">o</text:span><text:span text:style-name="T4">g</text:span><text:span text:style-name="T4">r</text:span><text:span text:style-name="T4">a</text:span><text:span text:style-name="T4">p</text:span><text:span text:style-name="T4">h</text:span><text:span text:style-name="T4">e</text:span><text:span text:style-name="T4">d </text:span><text:span text:style-name="T4">o</text:span><text:span text:style-name="T4">r </text:span><text:span text:style-name="T4">v</text:span><text:span text:style-name="T4">i</text:span><text:span text:style-name="T4">d</text:span><text:span text:style-name="T4">e</text:span><text:span text:style-name="T4">o</text:span><text:span text:style-name="T4">g</text:span><text:span text:style-name="T4">r</text:span><text:span text:style-name="T4">a</text:span><text:span text:style-name="T4">p</text:span><text:span text:style-name="T4">h</text:span><text:span text:style-name="T4">e</text:span><text:span text:style-name="T4">d </text:span><text:span text:style-name="T4">b</text:span><text:span text:style-name="T4">y </text:span><text:span text:style-name="T4">O</text:span><text:span text:style-name="T4">d</text:span><text:span text:style-name="T4">ai</text:span><text:span text:style-name="T4">k</text:span><text:span text:style-name="T4">o </text:span><text:span text:style-name="T4">N</text:span><text:span text:style-name="T4">e</text:span><text:span text:style-name="T4">w </text:span><text:span text:style-name="T4">E</text:span><text:span text:style-name="T4">n</text:span><text:span text:style-name="T4">g</text:span><text:span text:style-name="T4">la</text:span><text:span text:style-name="T4">n</text:span><text:span text:style-name="T4">d </text:span><text:span text:style-name="T4">o</text:span><text:span text:style-name="T4">r </text:span><text:span text:style-name="T4">it</text:span><text:span text:style-name="T4">s </text:span><text:span text:style-name="T4">c</text:span><text:span text:style-name="T4">o</text:span><text:span text:style-name="T4">n</text:span><text:span text:style-name="T4">tr</text:span><text:span text:style-name="T4">a</text:span><text:span text:style-name="T4">ct</text:span><text:span text:style-name="T4">o</text:span><text:span text:style-name="T4">rs </text:span></text:p>
          </draw:text-box>
        </draw:frame>
        <draw:frame draw:style-name="gr38" draw:text-style-name="P4" draw:layer="layout" svg:width="18.798cm" svg:height="0.39cm" svg:x="1.274cm" svg:y="23.685cm">
          <draw:text-box>
            <text:p text:style-name="P1"><text:span text:style-name="T4">ei</text:span><text:span text:style-name="T4">t</text:span><text:span text:style-name="T4">h</text:span><text:span text:style-name="T4">e</text:span><text:span text:style-name="T4">r </text:span><text:span text:style-name="T4">i</text:span><text:span text:style-name="T4">n</text:span><text:span text:style-name="T4">d</text:span><text:span text:style-name="T4">i</text:span><text:span text:style-name="T4">v</text:span><text:span text:style-name="T4">i</text:span><text:span text:style-name="T4">d</text:span><text:span text:style-name="T4">u</text:span><text:span text:style-name="T4">al</text:span><text:span text:style-name="T4">l</text:span><text:span text:style-name="T4">y</text:span><text:span text:style-name="T4">, </text:span><text:span text:style-name="T4">o</text:span><text:span text:style-name="T4">r </text:span><text:span text:style-name="T4">a</text:span><text:span text:style-name="T4">s </text:span><text:span text:style-name="T4">p</text:span><text:span text:style-name="T4">a</text:span><text:span text:style-name="T4">rt </text:span><text:span text:style-name="T4">o</text:span><text:span text:style-name="T4">f </text:span><text:span text:style-name="T4">a </text:span><text:span text:style-name="T4">g</text:span><text:span text:style-name="T4">r</text:span><text:span text:style-name="T4">o</text:span><text:span text:style-name="T4">u</text:span><text:span text:style-name="T4">p</text:span><text:span text:style-name="T4">. </text:span><text:span text:style-name="T4">I </text:span><text:span text:style-name="T4">f</text:span><text:span text:style-name="T4">u</text:span><text:span text:style-name="T4">rt</text:span><text:span text:style-name="T4">h</text:span><text:span text:style-name="T4">e</text:span><text:span text:style-name="T4">r </text:span><text:span text:style-name="T4">a</text:span><text:span text:style-name="T4">g</text:span><text:span text:style-name="T4">r</text:span><text:span text:style-name="T4">e</text:span><text:span text:style-name="T4">e </text:span><text:span text:style-name="T4">t</text:span><text:span text:style-name="T4">h</text:span><text:span text:style-name="T4">at </text:span><text:span text:style-name="T4">m</text:span><text:span text:style-name="T4">y </text:span><text:span text:style-name="T4">n</text:span><text:span text:style-name="T4">a</text:span><text:span text:style-name="T4">m</text:span><text:span text:style-name="T4">e </text:span><text:span text:style-name="T4">m</text:span><text:span text:style-name="T4">a</text:span><text:span text:style-name="T4">y </text:span><text:span text:style-name="T4">b</text:span><text:span text:style-name="T4">e </text:span><text:span text:style-name="T4">u</text:span><text:span text:style-name="T4">s</text:span><text:span text:style-name="T4">e</text:span><text:span text:style-name="T4">d </text:span><text:span text:style-name="T4">t</text:span><text:span text:style-name="T4">o </text:span><text:span text:style-name="T4">i</text:span><text:span text:style-name="T4">d</text:span><text:span text:style-name="T4">e</text:span><text:span text:style-name="T4">n</text:span><text:span text:style-name="T4">ti</text:span><text:span text:style-name="T4">f</text:span><text:span text:style-name="T4">y </text:span><text:span text:style-name="T4">m</text:span><text:span text:style-name="T4">e </text:span><text:span text:style-name="T4">a</text:span><text:span text:style-name="T4">s </text:span><text:span text:style-name="T4">a </text:span><text:span text:style-name="T4">s</text:span><text:span text:style-name="T4">u</text:span><text:span text:style-name="T4">b</text:span><text:span text:style-name="T4">je</text:span><text:span text:style-name="T4">ct </text:span><text:span text:style-name="T4">i</text:span><text:span text:style-name="T4">n </text:span><text:span text:style-name="T4">a</text:span><text:span text:style-name="T4">n</text:span><text:span text:style-name="T4">y </text:span><text:span text:style-name="T4">p</text:span><text:span text:style-name="T4">h</text:span><text:span text:style-name="T4">o</text:span><text:span text:style-name="T4">t</text:span><text:span text:style-name="T4">o</text:span><text:span text:style-name="T4">g</text:span><text:span text:style-name="T4">r</text:span><text:span text:style-name="T4">a</text:span><text:span text:style-name="T4">p</text:span><text:span text:style-name="T4">h</text:span><text:span text:style-name="T4">s </text:span><text:span text:style-name="T4">o</text:span><text:span text:style-name="T4">r </text:span></text:p>
          </draw:text-box>
        </draw:frame>
        <draw:frame draw:style-name="gr39" draw:text-style-name="P4" draw:layer="layout" svg:width="1.784cm" svg:height="0.39cm" svg:x="1.274cm" svg:y="24.094cm">
          <draw:text-box>
            <text:p text:style-name="P1"><text:span text:style-name="T4">v</text:span><text:span text:style-name="T4">i</text:span><text:span text:style-name="T4">d</text:span><text:span text:style-name="T4">e</text:span><text:span text:style-name="T4">o </text:span><text:span text:style-name="T4">o</text:span><text:span text:style-name="T4">f </text:span><text:span text:style-name="T4">m</text:span><text:span text:style-name="T4">e.</text:span></text:p>
          </draw:text-box>
        </draw:frame>
        <draw:frame draw:style-name="gr40" draw:text-style-name="P3" draw:layer="layout" svg:width="17.812cm" svg:height="0.471cm" svg:x="1.274cm" svg:y="24.91cm">
          <draw:text-box>
            <text:p text:style-name="P1"><text:span text:style-name="T2">S</text:span><text:span text:style-name="T2">i</text:span><text:span text:style-name="T2">g</text:span><text:span text:style-name="T2">n</text:span><text:span text:style-name="T2">a</text:span><text:span text:style-name="T2">t</text:span><text:span text:style-name="T2">u</text:span><text:span text:style-name="T2">r</text:span><text:span text:style-name="T2">e </text:span><text:span text:style-name="T2">(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)</text:span><text:span text:style-name="T2">: 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 </text:span><text:span text:style-name="T2"><text:s text:c="2"/></text:span><text:span text:style-name="T2">D</text:span><text:span text:style-name="T2">a</text:span><text:span text:style-name="T2">t</text:span><text:span text:style-name="T2">e</text:span><text:span text:style-name="T2">: 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 </text:span></text:p>
          </draw:text-box>
        </draw:frame>
        <draw:frame draw:style-name="gr41" draw:text-style-name="P3" draw:layer="layout" svg:width="0.422cm" svg:height="0.471cm" svg:x="1.274cm" svg:y="25.397cm">
          <draw:text-box>
            <text:p text:style-name="P1"><text:span text:style-name="T2"><text:s/></text:span></text:p>
          </draw:text-box>
        </draw:frame>
        <draw:polygon draw:style-name="gr42" draw:text-style-name="P7" draw:layer="layout" svg:width="1.319cm" svg:height="0.017cm" svg:x="15.91cm" svg:y="0.924cm" svg:viewBox="0 0 1320 18" draw:points="0,0 1320,0 1320,18 0,18">
          <text:p/>
        </draw:polygon>
        <draw:polygon draw:style-name="gr42" draw:text-style-name="P7" draw:layer="layout" svg:width="1.429cm" svg:height="0.017cm" svg:x="17.229cm" svg:y="0.924cm" svg:viewBox="0 0 1430 18" draw:points="0,0 1430,0 1430,18 0,18">
          <text:p/>
        </draw:polygon>
        <draw:polygon draw:style-name="gr42" draw:text-style-name="P7" draw:layer="layout" svg:width="1.295cm" svg:height="0.017cm" svg:x="18.658cm" svg:y="0.924cm" svg:viewBox="0 0 1296 18" draw:points="0,0 1296,0 1296,18 0,18">
          <text:p/>
        </draw:polygon>
        <draw:polygon draw:style-name="gr42" draw:text-style-name="P7" draw:layer="layout" svg:width="1.302cm" svg:height="0.018cm" svg:x="15.927cm" svg:y="1.562cm" svg:viewBox="0 0 1303 19" draw:points="0,0 1303,0 1303,19 0,19">
          <text:p/>
        </draw:polygon>
        <draw:polygon draw:style-name="gr42" draw:text-style-name="P7" draw:layer="layout" svg:width="1.429cm" svg:height="0.018cm" svg:x="17.229cm" svg:y="1.562cm" svg:viewBox="0 0 1430 19" draw:points="0,0 1430,0 1430,19 0,19">
          <text:p/>
        </draw:polygon>
        <draw:polygon draw:style-name="gr42" draw:text-style-name="P7" draw:layer="layout" svg:width="1.277cm" svg:height="0.018cm" svg:x="18.658cm" svg:y="1.562cm" svg:viewBox="0 0 1278 19" draw:points="0,0 1278,0 1278,19 0,19">
          <text:p/>
        </draw:polygon>
        <draw:polygon draw:style-name="gr42" draw:text-style-name="P7" draw:layer="layout" svg:width="1.319cm" svg:height="0.018cm" svg:x="15.91cm" svg:y="2.197cm" svg:viewBox="0 0 1320 19" draw:points="0,0 1320,0 1320,19 0,19">
          <text:p/>
        </draw:polygon>
        <draw:polygon draw:style-name="gr42" draw:text-style-name="P7" draw:layer="layout" svg:width="1.429cm" svg:height="0.018cm" svg:x="17.229cm" svg:y="2.197cm" svg:viewBox="0 0 1430 19" draw:points="0,0 1430,0 1430,19 0,19">
          <text:p/>
        </draw:polygon>
        <draw:polygon draw:style-name="gr42" draw:text-style-name="P7" draw:layer="layout" svg:width="1.295cm" svg:height="0.018cm" svg:x="18.658cm" svg:y="2.197cm" svg:viewBox="0 0 1296 19" draw:points="0,0 1296,0 1296,19 0,19">
          <text:p/>
        </draw:polygon>
        <draw:polygon draw:style-name="gr42" draw:text-style-name="P7" draw:layer="layout" svg:width="0.017cm" svg:height="0.638cm" svg:x="15.91cm" svg:y="0.924cm" svg:viewBox="0 0 18 639" draw:points="0,0 0,639 18,639 18,0">
          <text:p/>
        </draw:polygon>
        <draw:polygon draw:style-name="gr42" draw:text-style-name="P7" draw:layer="layout" svg:width="0.017cm" svg:height="0.653cm" svg:x="15.91cm" svg:y="1.562cm" svg:viewBox="0 0 18 654" draw:points="0,0 0,654 18,654 18,0">
          <text:p/>
        </draw:polygon>
        <draw:polygon draw:style-name="gr42" draw:text-style-name="P7" draw:layer="layout" svg:width="0.018cm" svg:height="0.621cm" svg:x="17.222cm" svg:y="0.941cm" svg:viewBox="0 0 19 622" draw:points="0,0 0,622 19,622 19,0">
          <text:p/>
        </draw:polygon>
        <draw:polygon draw:style-name="gr42" draw:text-style-name="P7" draw:layer="layout" svg:width="0.018cm" svg:height="0.635cm" svg:x="17.222cm" svg:y="1.562cm" svg:viewBox="0 0 19 636" draw:points="0,0 0,636 19,636 19,0">
          <text:p/>
        </draw:polygon>
        <draw:polygon draw:style-name="gr42" draw:text-style-name="P7" draw:layer="layout" svg:width="0.018cm" svg:height="0.621cm" svg:x="18.651cm" svg:y="0.941cm" svg:viewBox="0 0 19 622" draw:points="0,0 0,622 19,622 19,0">
          <text:p/>
        </draw:polygon>
        <draw:polygon draw:style-name="gr42" draw:text-style-name="P7" draw:layer="layout" svg:width="0.018cm" svg:height="0.635cm" svg:x="18.651cm" svg:y="1.562cm" svg:viewBox="0 0 19 636" draw:points="0,0 0,636 19,636 19,0">
          <text:p/>
        </draw:polygon>
        <draw:polygon draw:style-name="gr42" draw:text-style-name="P7" draw:layer="layout" svg:width="0.018cm" svg:height="0.638cm" svg:x="19.935cm" svg:y="0.924cm" svg:viewBox="0 0 19 639" draw:points="0,0 0,639 19,639 19,0">
          <text:p/>
        </draw:polygon>
        <draw:polygon draw:style-name="gr42" draw:text-style-name="P7" draw:layer="layout" svg:width="0.018cm" svg:height="0.653cm" svg:x="19.935cm" svg:y="1.562cm" svg:viewBox="0 0 19 654" draw:points="0,0 0,654 19,654 19,0">
          <text:p/>
        </draw:polygon>
        <draw:frame draw:style-name="gr43" draw:text-style-name="P3" draw:layer="layout" svg:width="17.85cm" svg:height="0.471cm" svg:x="1.274cm" svg:y="25.884cm">
          <draw:text-box>
            <text:p text:style-name="P1"><text:span text:style-name="T2">S</text:span><text:span text:style-name="T2">i</text:span><text:span text:style-name="T2">g</text:span><text:span text:style-name="T2">n</text:span><text:span text:style-name="T2">a</text:span><text:span text:style-name="T2">t</text:span><text:span text:style-name="T2">u</text:span><text:span text:style-name="T2">r</text:span><text:span text:style-name="T2">e </text:span><text:span text:style-name="T2">(</text:span><text:span text:style-name="T2">p</text:span><text:span text:style-name="T2">a</text:span><text:span text:style-name="T2">r</text:span><text:span text:style-name="T2">e</text:span><text:span text:style-name="T2">n</text:span><text:span text:style-name="T2">t/</text:span><text:span text:style-name="T2">g</text:span><text:span text:style-name="T2">u</text:span><text:span text:style-name="T2">a</text:span><text:span text:style-name="T2">r</text:span><text:span text:style-name="T2">d</text:span><text:span text:style-name="T2">i</text:span><text:span text:style-name="T2">a</text:span><text:span text:style-name="T2">n </text:span><text:span text:style-name="T2">o</text:span><text:span text:style-name="T2">f </text:span><text:span text:style-name="T2">m</text:span><text:span text:style-name="T2">i</text:span><text:span text:style-name="T2">n</text:span><text:span text:style-name="T2">o</text:span><text:span text:style-name="T2">r</text:span><text:span text:style-name="T2">): 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 </text:span><text:span text:style-name="T2"><text:s text:c="2"/></text:span><text:span text:style-name="T2">D</text:span><text:span text:style-name="T2">a</text:span><text:span text:style-name="T2">t</text:span><text:span text:style-name="T2">e</text:span><text:span text:style-name="T2">: 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 </text:span></text:p>
          </draw:text-box>
        </draw:frame>
        <draw:frame draw:style-name="gr44" draw:text-style-name="P4" draw:layer="layout" svg:width="0.899cm" svg:height="0.39cm" svg:x="16.048cm" svg:y="1.047cm">
          <draw:text-box>
            <text:p text:style-name="P1"><text:span text:style-name="T4">R</text:span><text:span text:style-name="T4">C</text:span><text:span text:style-name="T4">V</text:span><text:span text:style-name="T4">d</text:span></text:p>
          </draw:text-box>
        </draw:frame>
        <draw:frame draw:style-name="gr45" draw:text-style-name="P4" draw:layer="layout" svg:width="0.489cm" svg:height="0.39cm" svg:x="17.604cm" svg:y="1.047cm">
          <draw:text-box>
            <text:p text:style-name="P1"><text:span text:style-name="T4">D</text:span><text:span text:style-name="T4">B</text:span></text:p>
          </draw:text-box>
        </draw:frame>
        <draw:frame draw:style-name="gr46" draw:text-style-name="P8" draw:layer="layout" svg:width="2.62cm" svg:height="0.288cm" svg:x="0.938cm" svg:y="0.416cm">
          <draw:image xlink:href="Pictures/10000000000002A300000051D5BBBC47B1D75DB4.png" xlink:type="simple" xlink:show="embed" xlink:actuate="onLoad" loext:mime-type="image/png">
            <text:p/>
          </draw:image>
        </draw:frame>
        <draw:frame draw:style-name="gr46" draw:text-style-name="P8" draw:layer="layout" svg:width="2.62cm" svg:height="0.292cm" svg:x="0.938cm" svg:y="0.706cm">
          <draw:image xlink:href="Pictures/10000000000002A300000051E73F1C0FAEF18498.png" xlink:type="simple" xlink:show="embed" xlink:actuate="onLoad" loext:mime-type="image/png">
            <text:p/>
          </draw:image>
        </draw:frame>
        <draw:frame draw:style-name="gr46" draw:text-style-name="P8" draw:layer="layout" svg:width="2.62cm" svg:height="0.288cm" svg:x="0.938cm" svg:y="0.995cm">
          <draw:image xlink:href="Pictures/10000000000002A30000005109AB8CA510D884D3.png" xlink:type="simple" xlink:show="embed" xlink:actuate="onLoad" loext:mime-type="image/png">
            <text:p/>
          </draw:image>
        </draw:frame>
        <draw:frame draw:style-name="gr46" draw:text-style-name="P8" draw:layer="layout" svg:width="2.62cm" svg:height="0.288cm" svg:x="0.938cm" svg:y="1.284cm">
          <draw:image xlink:href="Pictures/10000000000002A3000000512D658100064CDBA0.png" xlink:type="simple" xlink:show="embed" xlink:actuate="onLoad" loext:mime-type="image/png">
            <text:p/>
          </draw:image>
        </draw:frame>
        <draw:frame draw:style-name="gr46" draw:text-style-name="P8" draw:layer="layout" svg:width="2.62cm" svg:height="0.288cm" svg:x="0.938cm" svg:y="1.57cm">
          <draw:image xlink:href="Pictures/10000000000002A300000051DC88333802609579.png" xlink:type="simple" xlink:show="embed" xlink:actuate="onLoad" loext:mime-type="image/png">
            <text:p/>
          </draw:image>
        </draw:frame>
        <draw:frame draw:style-name="gr46" draw:text-style-name="P8" draw:layer="layout" svg:width="2.62cm" svg:height="0.292cm" svg:x="0.938cm" svg:y="1.856cm">
          <draw:image xlink:href="Pictures/10000000000002A30000005100FE5355462B81A0.png" xlink:type="simple" xlink:show="embed" xlink:actuate="onLoad" loext:mime-type="image/png">
            <text:p/>
          </draw:image>
        </draw:frame>
        <draw:frame draw:style-name="gr46" draw:text-style-name="P8" draw:layer="layout" svg:width="2.62cm" svg:height="0.288cm" svg:x="0.938cm" svg:y="2.148cm">
          <draw:image xlink:href="Pictures/10000000000002A3000000514956A0667CF7EF90.png" xlink:type="simple" xlink:show="embed" xlink:actuate="onLoad" loext:mime-type="image/png">
            <text:p/>
          </draw:image>
        </draw:frame>
        <draw:frame draw:style-name="gr46" draw:text-style-name="P8" draw:layer="layout" svg:width="2.62cm" svg:height="0.288cm" svg:x="0.938cm" svg:y="2.434cm">
          <draw:image xlink:href="Pictures/10000000000002A300000051EDC465A7B129D5A7.png" xlink:type="simple" xlink:show="embed" xlink:actuate="onLoad" loext:mime-type="image/png">
            <text:p/>
          </draw:image>
        </draw:frame>
        <draw:frame draw:style-name="gr47" draw:text-style-name="P4" draw:layer="layout" svg:width="0.709cm" svg:height="0.39cm" svg:x="18.874cm" svg:y="1.047cm">
          <draw:text-box>
            <text:p text:style-name="P1"><text:span text:style-name="T4">C</text:span><text:span text:style-name="T4">o</text:span><text:span text:style-name="T4">n</text:span><text:span text:style-name="T4">f</text:span></text:p>
          </draw:text-box>
        </draw:frame>
        <draw:control draw:style-name="gr48" draw:text-style-name="P9" draw:layer="controls" svg:width="7.366cm" svg:height="0.635cm" svg:x="4.202cm" svg:y="5.272cm" draw:control="control1"/>
        <draw:control draw:style-name="gr49" draw:text-style-name="P10" draw:layer="controls" svg:width="0.254cm" svg:height="0.254cm" svg:x="1.535cm" svg:y="7.177cm" draw:control="control2"/>
        <draw:control draw:style-name="gr49" draw:text-style-name="P10" draw:layer="controls" svg:width="0.254cm" svg:height="0.254cm" svg:x="1.535cm" svg:y="7.558cm" draw:control="control3"/>
        <draw:control draw:style-name="gr49" draw:text-style-name="P10" draw:layer="controls" svg:width="0.254cm" svg:height="0.254cm" svg:x="1.535cm" svg:y="8.066cm" draw:control="control4"/>
        <draw:control draw:style-name="gr49" draw:text-style-name="P10" draw:layer="controls" svg:width="0.254cm" svg:height="0.254cm" svg:x="1.535cm" svg:y="8.574cm" draw:control="control5"/>
        <draw:control draw:style-name="gr49" draw:text-style-name="P10" draw:layer="controls" svg:width="0.381cm" svg:height="0.381cm" svg:x="11.949cm" svg:y="5.526cm" draw:control="control6"/>
        <draw:control draw:style-name="gr49" draw:text-style-name="P10" draw:layer="controls" svg:width="0.381cm" svg:height="0.381cm" svg:x="15.124cm" svg:y="5.526cm" draw:control="control7"/>
        <draw:control draw:style-name="gr48" draw:text-style-name="P9" draw:layer="controls" svg:width="7.239cm" svg:height="0.508cm" svg:x="6.615cm" svg:y="9.436cm" draw:control="control8"/>
        <draw:control draw:style-name="standard" draw:text-style-name="P9" draw:layer="controls" svg:width="2.032cm" svg:height="0.508cm" svg:x="16.902cm" svg:y="9.436cm" draw:control="control9"/>
        <draw:frame draw:style-name="gr50" draw:text-style-name="P5" draw:layer="layout" svg:width="0.709cm" svg:height="0.471cm" svg:x="3.993cm" svg:y="10.86cm">
          <draw:text-box>
            <text:p text:style-name="P1"><text:span text:style-name="T2">Zip:</text:span></text:p>
          </draw:text-box>
        </draw:frame>
        <draw:frame draw:style-name="gr51" draw:text-style-name="P5" draw:layer="layout" svg:width="0.889cm" svg:height="0.471cm" svg:x="11.617cm" svg:y="10.125cm">
          <draw:text-box>
            <text:p text:style-name="P1"><text:span text:style-name="T2">City:</text:span></text:p>
          </draw:text-box>
        </draw:frame>
        <draw:frame draw:style-name="gr52" draw:text-style-name="P5" draw:layer="layout" svg:width="1.016cm" svg:height="0.471cm" svg:x="1.281cm" svg:y="10.905cm">
          <draw:text-box>
            <text:p text:style-name="P1"><text:span text:style-name="T2">State:</text:span></text:p>
          </draw:text-box>
        </draw:frame>
        <draw:control draw:style-name="gr48" draw:text-style-name="P9" draw:layer="controls" svg:width="8.509cm" svg:height="0.508cm" svg:x="2.932cm" svg:y="10.098cm" draw:control="control10"/>
        <draw:control draw:style-name="standard" draw:text-style-name="P9" draw:layer="controls" svg:width="5.874cm" svg:height="0.508cm" svg:x="12.806cm" svg:y="10.098cm" draw:control="control11"/>
        <draw:control draw:style-name="gr53" draw:text-style-name="P9" draw:layer="controls" svg:width="1.17cm" svg:height="0.508cm" svg:x="2.397cm" svg:y="10.86cm" draw:control="control12"/>
        <draw:control draw:style-name="gr53" draw:text-style-name="P9" draw:layer="controls" svg:width="1.905cm" svg:height="0.508cm" svg:x="5.002cm" svg:y="10.86cm" draw:control="control13"/>
        <draw:control draw:style-name="gr48" draw:text-style-name="P9" draw:layer="controls" svg:width="5.588cm" svg:height="0.508cm" svg:x="8.52cm" svg:y="10.86cm" draw:control="control14"/>
        <draw:control draw:style-name="gr48" draw:text-style-name="P9" draw:layer="controls" svg:width="3.429cm" svg:height="0.508cm" svg:x="15.505cm" svg:y="10.809cm" draw:control="control15"/>
        <draw:control draw:style-name="standard" draw:text-style-name="P9" draw:layer="controls" svg:width="9.144cm" svg:height="0.508cm" svg:x="4.837cm" svg:y="11.622cm" draw:control="control16"/>
        <draw:control draw:style-name="standard" draw:text-style-name="P9" draw:layer="controls" svg:width="3.429cm" svg:height="0.508cm" svg:x="15.505cm" svg:y="11.622cm" draw:control="control17"/>
        <draw:control draw:style-name="gr48" draw:text-style-name="P9" draw:layer="controls" svg:width="9.271cm" svg:height="0.508cm" svg:x="9.663cm" svg:y="12.359cm" draw:control="control18"/>
        <draw:control draw:style-name="standard" draw:text-style-name="P9" draw:layer="controls" svg:width="1.651cm" svg:height="0.508cm" svg:x="4.202cm" svg:y="13.019cm" draw:control="control19"/>
        <draw:control draw:style-name="standard" draw:text-style-name="P9" draw:layer="controls" svg:width="1.397cm" svg:height="0.508cm" svg:x="8.52cm" svg:y="13.019cm" draw:control="control20"/>
        <draw:control draw:style-name="gr49" draw:text-style-name="P10" draw:layer="controls" svg:width="0.381cm" svg:height="0.381cm" svg:x="10.298cm" svg:y="13.146cm" draw:control="control21"/>
        <draw:control draw:style-name="gr49" draw:text-style-name="P10" draw:layer="controls" svg:width="0.381cm" svg:height="0.381cm" svg:x="11.949cm" svg:y="13.146cm" draw:control="control22"/>
        <draw:control draw:style-name="standard" draw:text-style-name="P9" draw:layer="controls" svg:width="1.143cm" svg:height="0.508cm" svg:x="13.981cm" svg:y="13.019cm" draw:control="control23"/>
        <draw:control draw:style-name="standard" draw:text-style-name="P9" draw:layer="controls" svg:width="1.524cm" svg:height="0.508cm" svg:x="17.029cm" svg:y="13.019cm" draw:control="control24"/>
        <draw:control draw:style-name="gr48" draw:text-style-name="P11" draw:layer="controls" svg:width="5.842cm" svg:height="0.481cm" svg:x="1.535cm" svg:y="17.083cm" draw:control="control25"/>
        <draw:frame draw:style-name="gr54" draw:text-style-name="P5" draw:layer="layout" svg:width="1.251cm" svg:height="0.471cm" svg:x="7.173cm" svg:y="10.843cm">
          <draw:text-box>
            <text:p text:style-name="P1"><text:span text:style-name="T2">Email:</text:span></text:p>
          </draw:text-box>
        </draw:frame>
        <draw:frame draw:style-name="gr55" draw:text-style-name="P12" draw:layer="controls" svg:width="1.256cm" svg:height="0.483cm" svg:x="14.249cm" svg:y="10.86cm">
          <draw:text-box>
            <text:p><text:span text:style-name="T7">Phone:</text:span></text:p>
          </draw:text-box>
        </draw:frame>
        <draw:frame draw:style-name="gr56" draw:text-style-name="P5" draw:layer="layout" svg:width="2.667cm" svg:height="0.471cm" svg:x="13.981cm" svg:y="9.463cm">
          <draw:text-box>
            <text:p text:style-name="P1"><text:span text:style-name="T2">D</text:span><text:span text:style-name="T2">O</text:span><text:span text:style-name="T2">B</text:span><text:span text:style-name="T2"> </text:span><text:span text:style-name="T2">(</text:span><text:span text:style-name="T2">m</text:span><text:span text:style-name="T2">i</text:span><text:span text:style-name="T2">n</text:span><text:span text:style-name="T2">o</text:span><text:span text:style-name="T2">r</text:span><text:span text:style-name="T2">s</text:span><text:span text:style-name="T2">)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7cm" fo:margin-bottom="1cm" fo:margin-left="0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06T18:41:50.823713941</dc:date>
    <meta:editing-duration>PT1H17M33S</meta:editing-duration>
    <meta:editing-cycles>17</meta:editing-cycles>
    <meta:generator>LibreOffice/6.1.4.2$MacOSX_X86_64 LibreOffice_project/9d0f32d1f0b509096fd65e0d4bec26ddd1938fd3</meta:generator>
    <meta:document-statistic meta:object-count="102"/>
  </office:meta>
</office:document-meta>
</file>